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Code_20_Indented">
      <style:paragraph-properties fo:margin-left="0in" fo:margin-right="0in" fo:text-indent="0in" style:auto-text-indent="false"/>
    </style:style>
    <style:style style:name="P9" style:family="paragraph" style:parent-style-name="Text_20_body">
      <style:text-properties fo:color="#ff0000"/>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weight="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use-window-font-color="true"/>
    </style:style>
    <style:style style:name="P14" style:family="paragraph" style:parent-style-name="Text_20_body">
      <style:text-properties fo:font-weight="normal"/>
    </style:style>
    <style:style style:name="P15" style:family="paragraph" style:parent-style-name="Text_20_body">
      <style:text-properties fo:font-weight="normal" style:font-weight-asian="normal" style:font-weight-complex="normal"/>
    </style:style>
    <style:style style:name="P16" style:family="paragraph" style:parent-style-name="Code">
      <style:text-properties fo:color="#ff0000"/>
    </style:style>
    <style:style style:name="P17" style:family="paragraph" style:parent-style-name="Code">
      <style:text-properties style:use-window-font-color="true"/>
    </style:style>
    <style:style style:name="P18" style:family="paragraph" style:parent-style-name="Code">
      <style:text-properties fo:font-size="10pt" style:font-size-asian="10pt" style:font-size-complex="10pt"/>
    </style:style>
    <style:style style:name="P19" style:family="paragraph" style:parent-style-name="Code">
      <style:text-properties fo:font-size="10pt" fo:font-weight="normal" style:font-size-asian="10pt" style:font-size-complex="10pt"/>
    </style:style>
    <style:style style:name="P20" style:family="paragraph" style:parent-style-name="Code">
      <style:text-properties style:font-name="Courier New" fo:font-size="10pt" style:font-size-asian="10pt" style:font-size-complex="10pt"/>
    </style:style>
    <style:style style:name="P21" style:family="paragraph" style:parent-style-name="Code">
      <style:text-properties style:font-name="Times New Roman" fo:font-size="12pt" style:font-size-asian="12pt" style:font-size-complex="12pt"/>
    </style:style>
    <style:style style:name="P22" style:family="paragraph" style:parent-style-name="Code">
      <style:text-properties style:font-name="Times New Roman" fo:font-size="12pt" fo:font-weight="normal" style:font-size-asian="12pt" style:font-weight-asian="normal" style:font-size-complex="12pt" style:font-weight-complex="normal"/>
    </style:style>
    <style:style style:name="P23"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4" style:family="paragraph" style:parent-style-name="Standard">
      <style:text-properties fo:color="#ff0000"/>
    </style:style>
    <style:style style:name="P25" style:family="paragraph" style:parent-style-name="Standard">
      <style:text-properties fo:font-weight="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8" style:family="paragraph" style:parent-style-name="Standard">
      <style:text-properties fo:font-size="12pt" fo:font-weight="normal" style:font-size-asian="12pt" style:font-weight-asian="normal" style:font-size-complex="12pt" style:font-weight-complex="normal"/>
    </style:style>
    <style:style style:name="P29"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30" style:family="paragraph" style:parent-style-name="Standard">
      <style:text-properties style:font-name="Arial1" fo:font-size="12pt"/>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text-properties style:font-name="Courier New" fo:font-size="10pt" fo:font-weight="normal" style:font-size-asian="10pt" style:font-weight-asian="normal" style:font-size-complex="10pt" style:font-weight-complex="normal"/>
    </style:style>
    <style:style style:name="P33" style:family="paragraph" style:parent-style-name="Standard">
      <style:text-properties style:font-name="Times New Roman" fo:font-size="12pt" fo:font-weight="normal" style:font-size-asian="12pt" style:font-weight-asian="normal" style:font-size-complex="12pt" style:font-weight-complex="normal"/>
    </style:style>
    <style:style style:name="P34" style:family="paragraph" style:parent-style-name="Standard">
      <style:text-properties style:use-window-font-color="true"/>
    </style:style>
    <style:style style:name="P35" style:family="paragraph" style:parent-style-name="Standard">
      <style:text-properties fo:font-weight="normal"/>
    </style:style>
    <style:style style:name="P36"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7" style:family="paragraph" style:parent-style-name="Text_20_body_20_indent">
      <style:text-properties fo:color="#ff0000"/>
    </style:style>
    <style:style style:name="P38" style:family="paragraph" style:parent-style-name="Text_20_body_20_indent">
      <style:text-properties fo:font-weight="bold"/>
    </style:style>
    <style:style style:name="P39" style:family="paragraph" style:parent-style-name="Text_20_body_20_indent">
      <style:text-properties fo:color="#000000" style:font-name="Times New Roman1" style:font-name-asian="Courier New" style:font-size-asian="9pt" style:font-name-complex="Courier New" style:font-size-complex="9pt"/>
    </style:style>
    <style:style style:name="P40" style:family="paragraph" style:parent-style-name="Text_20_body_20_indent">
      <style:text-properties style:use-window-font-color="true"/>
    </style:style>
    <style:style style:name="P41" style:family="paragraph" style:parent-style-name="Text_20_body_20_indent">
      <style:text-properties fo:color="#800000"/>
    </style:style>
    <style:style style:name="P42" style:family="paragraph" style:parent-style-name="Code_20_Indented">
      <style:text-properties fo:color="#000000" style:font-name="Times New Roman1" style:font-name-asian="Courier New" style:font-size-asian="9pt" style:font-name-complex="Courier New" style:font-size-complex="9pt"/>
    </style:style>
    <style:style style:name="P43" style:family="paragraph" style:parent-style-name="Code_20_Indented">
      <style:text-properties style:font-name="Courier New"/>
    </style:style>
    <style:style style:name="P44" style:family="paragraph" style:parent-style-name="Code_20_Indented">
      <style:text-properties fo:font-size="12pt" style:font-size-asian="12pt" style:font-size-complex="12pt"/>
    </style:style>
    <style:style style:name="P45" style:family="paragraph" style:parent-style-name="Code_20_Indented">
      <style:text-properties fo:font-size="12pt" fo:background-color="#000000"/>
    </style:style>
    <style:style style:name="P46" style:family="paragraph" style:parent-style-name="Code_20_Indented">
      <style:text-properties fo:font-weight="bold"/>
    </style:style>
    <style:style style:name="P47" style:family="paragraph" style:parent-style-name="Code_20_Indented">
      <style:paragraph-properties>
        <style:tab-stops>
          <style:tab-stop style:position="4.2874in"/>
        </style:tab-stops>
      </style:paragraph-properties>
    </style:style>
    <style:style style:name="P4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9" style:family="paragraph" style:parent-style-name="Body_20_Text_20_Indent_20_3">
      <style:text-properties fo:font-size="10pt" style:font-size-asian="10pt" style:font-size-complex="10pt"/>
    </style:style>
    <style:style style:name="P50" style:family="paragraph" style:parent-style-name="List_20_Number">
      <style:text-properties fo:font-weight="normal"/>
    </style:style>
    <style:style style:name="P51" style:family="paragraph" style:parent-style-name="List_20_Number">
      <style:text-properties fo:color="#ff0000"/>
    </style:style>
    <style:style style:name="P52" style:family="paragraph" style:parent-style-name="List_20_Number">
      <style:text-properties fo:color="#000000" style:font-name="Times New Roman1" style:font-name-asian="Courier New" style:font-size-asian="9pt" style:font-name-complex="Courier New" style:font-size-complex="9pt"/>
    </style:style>
    <style:style style:name="P53" style:family="paragraph" style:parent-style-name="Standard">
      <style:paragraph-properties fo:margin-left="-0.011in" fo:margin-right="0in" fo:text-indent="0in" style:auto-text-indent="false"/>
    </style:style>
    <style:style style:name="P54" style:family="paragraph" style:parent-style-name="Code">
      <style:paragraph-properties fo:margin-left="0.6492in" fo:margin-right="0in" fo:text-indent="-0.2201in" style:auto-text-indent="false"/>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text-properties style:font-name="Times"/>
    </style:style>
    <style:style style:name="P57" style:family="paragraph" style:parent-style-name="Text_20_body">
      <style:paragraph-properties fo:margin-left="0.5in" fo:margin-right="0in" fo:text-indent="0in" style:auto-text-indent="false"/>
      <style:text-properties fo:color="#000000"/>
    </style:style>
    <style:style style:name="P58" style:family="paragraph" style:parent-style-name="Code">
      <style:paragraph-properties fo:margin-left="1in" fo:margin-right="0in" fo:text-indent="-0.2201in" style:auto-text-indent="false"/>
    </style:style>
    <style:style style:name="P59" style:family="paragraph" style:parent-style-name="Code">
      <style:paragraph-properties fo:margin-left="1in" fo:margin-right="0in" fo:text-indent="-0.2201in" style:auto-text-indent="false"/>
      <style:text-properties style:font-name="Courier New"/>
    </style:style>
    <style:style style:name="P60"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61" style:family="paragraph" style:parent-style-name="Code_20_Indented">
      <style:paragraph-properties fo:margin-left="0.25in" fo:margin-right="0in" fo:text-indent="0in" style:auto-text-indent="false"/>
    </style:style>
    <style:style style:name="P62" style:family="paragraph" style:parent-style-name="Contents_20_4">
      <style:paragraph-properties>
        <style:tab-stops>
          <style:tab-stop style:position="6.3102in" style:type="right" style:leader-style="dotted" style:leader-text="."/>
        </style:tab-stops>
      </style:paragraph-properties>
    </style:style>
    <style:style style:name="P63" style:family="paragraph" style:parent-style-name="Contents_20_3">
      <style:paragraph-properties>
        <style:tab-stops>
          <style:tab-stop style:position="6.5665in" style:type="right" style:leader-style="dotted" style:leader-text="."/>
        </style:tab-stops>
      </style:paragraph-properties>
    </style:style>
    <style:style style:name="P64" style:family="paragraph" style:parent-style-name="Contents_20_2">
      <style:paragraph-properties>
        <style:tab-stops>
          <style:tab-stop style:position="6.7335in" style:type="right" style:leader-style="dotted" style:leader-text="."/>
        </style:tab-stops>
      </style:paragraph-properties>
    </style:style>
    <style:style style:name="P65" style:family="paragraph" style:parent-style-name="Contents_20_1">
      <style:paragraph-properties>
        <style:tab-stops>
          <style:tab-stop style:position="6.9in" style:type="right" style:leader-style="dotted" style:leader-text="."/>
        </style:tab-stops>
      </style:paragraph-properties>
    </style:style>
    <style:style style:name="P66" style:family="paragraph" style:parent-style-name="Standard" style:list-style-name="L3"/>
    <style:style style:name="P67" style:family="paragraph" style:parent-style-name="Standard" style:list-style-name="L3"/>
    <style:style style:name="P68" style:family="paragraph" style:parent-style-name="Standard" style:list-style-name="L3"/>
    <style:style style:name="P69" style:family="paragraph" style:parent-style-name="Standard" style:list-style-name="L3"/>
    <style:style style:name="P70" style:family="paragraph" style:parent-style-name="Standard" style:list-style-name="L3"/>
    <style:style style:name="P71" style:family="paragraph" style:parent-style-name="Standard" style:list-style-name="L6"/>
    <style:style style:name="P72" style:family="paragraph" style:parent-style-name="Standard" style:list-style-name="L1"/>
    <style:style style:name="P73" style:family="paragraph" style:parent-style-name="Standard" style:list-style-name="L7"/>
    <style:style style:name="P74" style:family="paragraph" style:parent-style-name="Heading_20_2" style:list-style-name="L1"/>
    <style:style style:name="P75" style:family="paragraph" style:parent-style-name="Heading_20_2" style:list-style-name="L1"/>
    <style:style style:name="P76" style:family="paragraph" style:parent-style-name="Heading_20_2" style:list-style-name="L1"/>
    <style:style style:name="P77" style:family="paragraph" style:parent-style-name="Heading_20_2" style:list-style-name="L1"/>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text-properties style:use-window-font-color="true"/>
    </style:style>
    <style:style style:name="P98" style:family="paragraph" style:parent-style-name="Heading_20_2" style:list-style-name="L1">
      <style:text-properties style:use-window-font-color="true"/>
    </style:style>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Text_20_body" style:list-style-name="L2"/>
    <style:style style:name="P124" style:family="paragraph" style:parent-style-name="Text_20_body" style:list-style-name="L2"/>
    <style:style style:name="P125" style:family="paragraph" style:parent-style-name="Text_20_body" style:list-style-name="L2"/>
    <style:style style:name="P126" style:family="paragraph" style:parent-style-name="Text_20_body" style:list-style-name="L2"/>
    <style:style style:name="P127" style:family="paragraph" style:parent-style-name="Text_20_body" style:list-style-name="L2"/>
    <style:style style:name="P128" style:family="paragraph" style:parent-style-name="Text_20_body" style:list-style-name="L4"/>
    <style:style style:name="P129" style:family="paragraph" style:parent-style-name="Text_20_body" style:list-style-name="L5">
      <style:text-properties style:font-name="Times"/>
    </style:style>
    <style:style style:name="P130" style:family="paragraph" style:parent-style-name="Text_20_body" style:list-style-name="L5">
      <style:text-properties fo:color="#000000" style:font-name="Times" style:font-name-complex="Helv"/>
    </style:style>
    <style:style style:name="P131" style:family="paragraph" style:parent-style-name="Text_20_body" style:list-style-name="L6">
      <style:text-properties fo:color="#000000" fo:font-style="normal" fo:font-weight="normal" style:font-style-asian="normal" style:font-weight-asian="normal" style:font-style-complex="normal" style:font-weight-complex="normal"/>
    </style:style>
    <style:style style:name="P132" style:family="paragraph" style:parent-style-name="Text_20_body" style:list-style-name="L8"/>
    <style:style style:name="P133" style:family="paragraph" style:parent-style-name="Text_20_body" style:list-style-name="L8"/>
    <style:style style:name="P134" style:family="paragraph" style:parent-style-name="Text_20_body" style:list-style-name="L8"/>
    <style:style style:name="P135" style:family="paragraph" style:parent-style-name="Text_20_body" style:list-style-name="L8"/>
    <style:style style:name="P136" style:family="paragraph" style:parent-style-name="Text_20_body" style:list-style-name="L8"/>
    <style:style style:name="P137" style:family="paragraph" style:parent-style-name="Text_20_body" style:list-style-name="L8"/>
    <style:style style:name="P138" style:family="paragraph" style:parent-style-name="Heading_20_3" style:list-style-name="L1"/>
    <style:style style:name="P139" style:family="paragraph" style:parent-style-name="Heading_20_3" style:list-style-name="L1"/>
    <style:style style:name="P140" style:family="paragraph" style:parent-style-name="Heading_20_3" style:list-style-name="L1"/>
    <style:style style:name="P141" style:family="paragraph" style:parent-style-name="Heading_20_3" style:list-style-name="L1"/>
    <style:style style:name="P142" style:family="paragraph" style:parent-style-name="Heading_20_3" style:list-style-name="L1"/>
    <style:style style:name="P143" style:family="paragraph" style:parent-style-name="Heading_20_3" style:list-style-name="L1"/>
    <style:style style:name="P144" style:family="paragraph" style:parent-style-name="Heading_20_3" style:list-style-name="L1"/>
    <style:style style:name="P145" style:family="paragraph" style:parent-style-name="Heading_20_3" style:list-style-name="L1"/>
    <style:style style:name="P146" style:family="paragraph" style:parent-style-name="Heading_20_3" style:list-style-name="L1"/>
    <style:style style:name="P147" style:family="paragraph" style:parent-style-name="Heading_20_3" style:list-style-name="L1"/>
    <style:style style:name="P148" style:family="paragraph" style:parent-style-name="Heading_20_3" style:list-style-name="L1"/>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style style:name="P152" style:family="paragraph" style:parent-style-name="Heading_20_3" style:list-style-name="L1"/>
    <style:style style:name="P153" style:family="paragraph" style:parent-style-name="Heading_20_3" style:list-style-name="L1"/>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style style:name="P157" style:family="paragraph" style:parent-style-name="Heading_20_3" style:list-style-name="L1">
      <style:text-properties style:font-name="Arial1" fo:font-size="12pt"/>
    </style:style>
    <style:style style:name="P158" style:family="paragraph" style:parent-style-name="Heading_20_3" style:list-style-name="L1"/>
    <style:style style:name="P159" style:family="paragraph" style:parent-style-name="Heading_20_3" style:list-style-name="L1"/>
    <style:style style:name="P160" style:family="paragraph" style:parent-style-name="Heading_20_3" style:list-style-name="L1"/>
    <style:style style:name="P161" style:family="paragraph" style:parent-style-name="Heading_20_3" style:list-style-name="L1">
      <style:paragraph-properties>
        <style:tab-stops>
          <style:tab-stop style:position="4.7236in"/>
        </style:tab-stops>
      </style:paragraph-properties>
    </style:style>
    <style:style style:name="P162" style:family="paragraph" style:parent-style-name="Heading_20_3" style:list-style-name="L1"/>
    <style:style style:name="P163" style:family="paragraph" style:parent-style-name="Heading_20_3" style:list-style-name="L1"/>
    <style:style style:name="P164" style:family="paragraph" style:parent-style-name="Heading_20_3" style:list-style-name="L1"/>
    <style:style style:name="P165" style:family="paragraph" style:parent-style-name="Heading_20_3" style:list-style-name="L1"/>
    <style:style style:name="P166" style:family="paragraph" style:parent-style-name="Heading_20_3" style:list-style-name="L1"/>
    <style:style style:name="P167" style:family="paragraph" style:parent-style-name="Heading_20_3" style:list-style-name="L1"/>
    <style:style style:name="P168" style:family="paragraph" style:parent-style-name="Heading_20_3" style:list-style-name="L1"/>
    <style:style style:name="P169" style:family="paragraph" style:parent-style-name="Heading_20_3" style:list-style-name="L1"/>
    <style:style style:name="P170" style:family="paragraph" style:parent-style-name="Heading_20_3" style:list-style-name="L1"/>
    <style:style style:name="P171" style:family="paragraph" style:parent-style-name="Heading_20_3" style:list-style-name="L1">
      <style:paragraph-properties fo:margin-left="0in" fo:margin-right="0in" fo:text-indent="0in" style:auto-text-indent="false"/>
    </style:style>
    <style:style style:name="P172" style:family="paragraph" style:parent-style-name="Heading_20_3" style:list-style-name="L1">
      <style:paragraph-properties fo:margin-left="0in" fo:margin-right="0in" fo:text-indent="0in" style:auto-text-indent="false"/>
    </style:style>
    <style:style style:name="P173" style:family="paragraph" style:parent-style-name="Code" style:list-style-name="WW8Num16"/>
    <style:style style:name="P174" style:family="paragraph" style:parent-style-name="Code" style:list-style-name="WW8Num16"/>
    <style:style style:name="P175" style:family="paragraph" style:parent-style-name="List_20_Bullet">
      <style:text-properties fo:font-size="12pt" style:font-size-asian="12pt" style:font-size-complex="12pt"/>
    </style:style>
    <style:style style:name="P176" style:family="paragraph" style:parent-style-name="List_20_Number">
      <style:text-properties style:font-name="Times New Roman1" fo:font-size="12pt" fo:font-style="normal" fo:font-weight="normal"/>
    </style:style>
    <style:style style:name="P177" style:family="paragraph" style:parent-style-name="List_20_Number">
      <style:text-properties fo:color="#000000" style:font-name="Times New Roman1" style:font-name-asian="Courier New" style:font-size-asian="9pt" style:font-name-complex="Courier New" style:font-size-complex="9pt"/>
    </style:style>
    <style:style style:name="P17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79" style:family="paragraph" style:parent-style-name="Heading_20_1" style:list-style-name="L1"/>
    <style:style style:name="P180" style:family="paragraph" style:parent-style-name="Heading_20_1" style:list-style-name="L1"/>
    <style:style style:name="P181" style:family="paragraph" style:parent-style-name="Heading_20_1" style:list-style-name="L1"/>
    <style:style style:name="P182" style:family="paragraph" style:parent-style-name="Heading_20_1" style:list-style-name="L1"/>
    <style:style style:name="P183" style:family="paragraph" style:parent-style-name="Heading_20_1" style:list-style-name="L1"/>
    <style:style style:name="P184" style:family="paragraph" style:parent-style-name="Heading_20_1" style:list-style-name="L1"/>
    <style:style style:name="P185" style:family="paragraph" style:parent-style-name="Heading_20_1" style:list-style-name="L1"/>
    <style:style style:name="P186" style:family="paragraph" style:parent-style-name="Heading_20_1" style:list-style-name="L1"/>
    <style:style style:name="P187" style:family="paragraph" style:parent-style-name="Heading_20_1" style:list-style-name="L1"/>
    <style:style style:name="P188" style:family="paragraph" style:parent-style-name="Heading_20_1" style:list-style-name="L1"/>
    <style:style style:name="P189" style:family="paragraph" style:parent-style-name="Heading_20_1" style:list-style-name="L1"/>
    <style:style style:name="P190" style:family="paragraph" style:parent-style-name="Heading_20_1" style:list-style-name="L1"/>
    <style:style style:name="P191" style:family="paragraph" style:parent-style-name="Heading_20_1" style:list-style-name="L1"/>
    <style:style style:name="P192" style:family="paragraph" style:parent-style-name="Heading_20_1" style:list-style-name="L1"/>
    <style:style style:name="P193" style:family="paragraph" style:parent-style-name="Heading_20_1" style:list-style-name="L1"/>
    <style:style style:name="P194" style:family="paragraph" style:parent-style-name="Heading_20_1" style:list-style-name="L1"/>
    <style:style style:name="P195" style:family="paragraph" style:parent-style-name="Heading_20_4" style:list-style-name="L1"/>
    <style:style style:name="P196" style:family="paragraph" style:parent-style-name="Heading_20_4" style:list-style-name="L1"/>
    <style:style style:name="P197" style:family="paragraph" style:parent-style-name="Heading_20_4" style:list-style-name="L1"/>
    <style:style style:name="P198" style:family="paragraph" style:parent-style-name="Heading_20_4" style:list-style-name="L1">
      <style:text-properties style:use-window-font-color="true"/>
    </style:style>
    <style:style style:name="P199" style:family="paragraph" style:parent-style-name="Heading_20_4" style:list-style-name="L1"/>
    <style:style style:name="P200" style:family="paragraph" style:parent-style-name="Heading_20_4" style:list-style-name="L1"/>
    <style:style style:name="P201" style:family="paragraph" style:parent-style-name="Heading_20_4" style:list-style-name="L1"/>
    <style:style style:name="P202" style:family="paragraph" style:parent-style-name="Heading_20_4" style:list-style-name="L1"/>
    <style:style style:name="P203" style:family="paragraph" style:parent-style-name="Heading_20_4" style:list-style-name="L1"/>
    <style:style style:name="P204" style:family="paragraph" style:parent-style-name="Heading_20_4" style:list-style-name="L1"/>
    <style:style style:name="P205" style:family="paragraph" style:parent-style-name="Heading_20_4" style:list-style-name="L1"/>
    <style:style style:name="P206" style:family="paragraph" style:parent-style-name="Heading_20_4" style:list-style-name="L1"/>
    <style:style style:name="P207" style:family="paragraph" style:parent-style-name="Heading_20_4" style:list-style-name="L1"/>
    <style:style style:name="P208" style:family="paragraph" style:parent-style-name="Heading_20_4" style:list-style-name="L1"/>
    <style:style style:name="P209" style:family="paragraph" style:parent-style-name="Heading_20_4" style:list-style-name="L1"/>
    <style:style style:name="P210" style:family="paragraph" style:parent-style-name="Heading_20_4" style:list-style-name="L1"/>
    <style:style style:name="P211" style:family="paragraph" style:parent-style-name="Heading_20_4" style:list-style-name="L1"/>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xCAT 2.0 Cookbook <text:s/></text:p>
      <text:p text:style-name="P48">7/7/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text:a xlink:type="simple" xlink:href="#1.Introduction|outline" text:style-name="Internet_20_link" text:visited-style-name="Internet_20_link">1.0 Introduction</text:a><text:tab/>3</text:p>
          <text:p text:style-name="P64"><text:a xlink:type="simple" xlink:href="#1.1.Cluster Naming Conventions Used in This Document|outline" text:style-name="Internet_20_link" text:visited-style-name="Internet_20_link">1.1 Cluster Naming Conventions Used in This Document</text:a><text:tab/>4</text:p>
          <text:p text:style-name="P65"><text:a xlink:type="simple" xlink:href="#2.Installing the Management Node|outline" text:style-name="Internet_20_link" text:visited-style-name="Internet_20_link">2.0 Installing the Management Node</text:a><text:tab/>4</text:p>
          <text:p text:style-name="P64"><text:a xlink:type="simple" xlink:href="#2.1.Download Fedora 8 and Create Repository|outline" text:style-name="Internet_20_link" text:visited-style-name="Internet_20_link">2.1 Download Fedora 8 and Create Repository</text:a><text:tab/>4</text:p>
          <text:p text:style-name="P64"><text:a xlink:type="simple" xlink:href="#2.2.Downloading and Installing  xCAT 2.0|outline" text:style-name="Internet_20_link" text:visited-style-name="Internet_20_link">2.2 Downloading and Installing <text:s/>xCAT 2.0</text:a><text:tab/>5</text:p>
          <text:p text:style-name="P63"><text:a xlink:type="simple" xlink:href="#2.2.1.If Your Management Node Has Internet Access:|outline" text:style-name="Internet_20_link" text:visited-style-name="Internet_20_link">2.2.1 If Your Management Node Has Internet Access:</text:a><text:tab/>5</text:p>
          <text:p text:style-name="P62"><text:a xlink:type="simple" xlink:href="#2.2.1.1.Download Repo Files|outline" text:style-name="Internet_20_link" text:visited-style-name="Internet_20_link">2.2.1.1 Download Repo Files</text:a><text:tab/>5</text:p>
          <text:p text:style-name="P62"><text:a xlink:type="simple" xlink:href="#2.2.1.2.Set Up Repo File for Fedora Site|outline" text:style-name="Internet_20_link" text:visited-style-name="Internet_20_link">2.2.1.2 Set Up Repo File for Fedora Site</text:a><text:tab/>5</text:p>
          <text:p text:style-name="P63"><text:a xlink:type="simple" xlink:href="#2.2.2.If Your Management Node Does Not Have Internet Access:|outline" text:style-name="Internet_20_link" text:visited-style-name="Internet_20_link">2.2.2 If Your Management Node Does Not Have Internet Access:</text:a><text:tab/>6</text:p>
          <text:p text:style-name="P62"><text:a xlink:type="simple" xlink:href="#2.2.2.1.Download xCAT2.0 and Its Dependencies|outline" text:style-name="Internet_20_link" text:visited-style-name="Internet_20_link">2.2.2.1 Download xCAT2.0 and Its Dependencies</text:a><text:tab/>6</text:p>
          <text:p text:style-name="P62"><text:a xlink:type="simple" xlink:href="#2.2.2.2.Get Fedora 8 OSS dependencies|outline" text:style-name="Internet_20_link" text:visited-style-name="Internet_20_link">2.2.2.2 Get Fedora 8 OSS dependencies</text:a><text:tab/>6</text:p>
          <text:p text:style-name="P62"><text:a xlink:type="simple" xlink:href="#2.2.2.3.Setup YUM repositories for xCAT and Dependencies|outline" text:style-name="Internet_20_link" text:visited-style-name="Internet_20_link">2.2.2.3 Setup YUM repositories for xCAT and Dependencies</text:a><text:tab/>6</text:p>
          <text:p text:style-name="P63"><text:a xlink:type="simple" xlink:href="#2.2.3.Install xCAT 2.0 software &amp; Its Dependencies|outline" text:style-name="Internet_20_link" text:visited-style-name="Internet_20_link">2.2.3 Install xCAT 2.0 software &amp; Its Dependencies</text:a><text:tab/>6</text:p>
          <text:p text:style-name="P63"><text:a xlink:type="simple" xlink:href="#2.2.4.Test xCAT installation|outline" text:style-name="Internet_20_link" text:visited-style-name="Internet_20_link">2.2.4 Test xCAT installation</text:a><text:tab/>6</text:p>
          <text:p text:style-name="P63"><text:a xlink:type="simple" xlink:href="#2.2.5.Update xCAT 2.0 software|outline" text:style-name="Internet_20_link" text:visited-style-name="Internet_20_link">2.2.5 Update xCAT 2.0 software</text:a><text:tab/>7</text:p>
          <text:p text:style-name="P63"><text:a xlink:type="simple" xlink:href="#2.2.6.Setup Yum for Fedora8 Node Installs |outline" text:style-name="Internet_20_link" text:visited-style-name="Internet_20_link">2.2.6 Setup Yum for Fedora8 Node Installs </text:a><text:tab/>7</text:p>
          <text:p text:style-name="P65"><text:a xlink:type="simple" xlink:href="#3.xCAT Hierarchy using Service nodes|outline" text:style-name="Internet_20_link" text:visited-style-name="Internet_20_link">3.0 xCAT Hierarchy using Service nodes</text:a><text:tab/>7</text:p>
          <text:p text:style-name="P64"><text:a xlink:type="simple" xlink:href="#3.1.Switching to  PostgreSQL Database|outline" text:style-name="Internet_20_link" text:visited-style-name="Internet_20_link">3.1 Switching to <text:s/>PostgreSQL Database</text:a><text:tab/>8</text:p>
          <text:p text:style-name="P64"><text:a xlink:type="simple" xlink:href="#3.2.Define the  service nodes in the database|outline" text:style-name="Internet_20_link" text:visited-style-name="Internet_20_link">3.2 Define the <text:s/>service nodes in the database</text:a><text:tab/>10</text:p>
          <text:p text:style-name="P63"><text:a xlink:type="simple" xlink:href="#3.2.1.Define Service Nodes in nodelist Table|outline" text:style-name="Internet_20_link" text:visited-style-name="Internet_20_link">3.2.1 Define Service Nodes in nodelist Table</text:a><text:tab/>10</text:p>
          <text:p text:style-name="P63"><text:a xlink:type="simple" xlink:href="#3.2.2.Define Service Nodes in the servicenode table|outline" text:style-name="Internet_20_link" text:visited-style-name="Internet_20_link">3.2.2 Define Service Nodes in the servicenode table</text:a><text:tab/>10</text:p>
          <text:p text:style-name="P62"><text:a xlink:type="simple" xlink:href="#3.2.2.1.Define  Service Nodes in noderes Table|outline" text:style-name="Internet_20_link" text:visited-style-name="Internet_20_link">3.2.2.1 Define <text:s/>Service Nodes in noderes Table</text:a><text:tab/>11</text:p>
          <text:p text:style-name="P62"><text:a xlink:type="simple" xlink:href="#3.2.2.2.Define Service Nodes in ipmi Table|outline" text:style-name="Internet_20_link" text:visited-style-name="Internet_20_link">3.2.2.2 Define Service Nodes in ipmi Table</text:a><text:tab/>11</text:p>
          <text:p text:style-name="P62"><text:a xlink:type="simple" xlink:href="#3.2.2.3.Define Service Nodes in switch Table|outline" text:style-name="Internet_20_link" text:visited-style-name="Internet_20_link">3.2.2.3 Define Service Nodes in switch Table</text:a><text:tab/>11</text:p>
          <text:p text:style-name="P62"><text:a xlink:type="simple" xlink:href="#3.2.2.4.Define the chain Table for Service Node Discovery|outline" text:style-name="Internet_20_link" text:visited-style-name="Internet_20_link">3.2.2.4 Define the chain Table for Service Node Discovery</text:a><text:tab/>11</text:p>
          <text:p text:style-name="P62"><text:a xlink:type="simple" xlink:href="#3.2.2.5.Define Service Nodes in nodehm Table|outline" text:style-name="Internet_20_link" text:visited-style-name="Internet_20_link">3.2.2.5 Define Service Nodes in nodehm Table</text:a><text:tab/>11</text:p>
          <text:p text:style-name="P62"><text:a xlink:type="simple" xlink:href="#3.2.2.6.Define Service Nodes in nodetype Table|outline" text:style-name="Internet_20_link" text:visited-style-name="Internet_20_link">3.2.2.6 Define Service Nodes in nodetype Table</text:a><text:tab/>11</text:p>
          <text:p text:style-name="P62"><text:a xlink:type="simple" xlink:href="#3.2.2.7.Set Necessary Attributes in site Table|outline" text:style-name="Internet_20_link" text:visited-style-name="Internet_20_link">3.2.2.7 Set Necessary Attributes in site Table</text:a><text:tab/>11</text:p>
          <text:p text:style-name="P62"><text:a xlink:type="simple" xlink:href="#3.2.2.8.Define Service Node OS and Profile attributes|outline" text:style-name="Internet_20_link" text:visited-style-name="Internet_20_link">3.2.2.8 Define Service Node OS and Profile attributes</text:a><text:tab/>12</text:p>
          <text:p text:style-name="P65"><text:a xlink:type="simple" xlink:href="#4.Setup Services |outline" text:style-name="Internet_20_link" text:visited-style-name="Internet_20_link">4.0 Setup Services </text:a><text:tab/>12</text:p>
          <text:p text:style-name="P64"><text:a xlink:type="simple" xlink:href="#4.1.Setup networks Table|outline" text:style-name="Internet_20_link" text:visited-style-name="Internet_20_link">4.1 Setup networks Table</text:a><text:tab/>12</text:p>
          <text:p text:style-name="P64"><text:a xlink:type="simple" xlink:href="#4.2.Setup NTP|outline" text:style-name="Internet_20_link" text:visited-style-name="Internet_20_link">4.2 Setup NTP</text:a><text:tab/>12</text:p>
          <text:p text:style-name="P64"><text:a xlink:type="simple" xlink:href="#4.3.Setup DNS|outline" text:style-name="Internet_20_link" text:visited-style-name="Internet_20_link">4.3 Setup DNS</text:a><text:tab/>13</text:p>
          <text:p text:style-name="P64"><text:a xlink:type="simple" xlink:href="#4.4.Define AMMs as nodes|outline" text:style-name="Internet_20_link" text:visited-style-name="Internet_20_link">4.4 Define AMMs as nodes</text:a><text:tab/>14</text:p>
          <text:p text:style-name="P64"><text:a xlink:type="simple" xlink:href="#4.5.Setup AMM|outline" text:style-name="Internet_20_link" text:visited-style-name="Internet_20_link">4.5 Setup AMM</text:a><text:tab/>14</text:p>
          <text:p text:style-name="P64"><text:a xlink:type="simple" xlink:href="#4.6.Startup TFTP|outline" text:style-name="Internet_20_link" text:visited-style-name="Internet_20_link">4.6 Startup TFTP</text:a><text:tab/>15</text:p>
          <text:p text:style-name="P65"><text:a xlink:type="simple" xlink:href="#5.Define Compute Nodes in the Database|outline" text:style-name="Internet_20_link" text:visited-style-name="Internet_20_link">5.0 Define Compute Nodes in the Database</text:a><text:tab/>15</text:p>
          <text:p text:style-name="P64"><text:a xlink:type="simple" xlink:href="#5.1.Setup the nodelist Table|outline" text:style-name="Internet_20_link" text:visited-style-name="Internet_20_link">5.1 Setup the nodelist Table</text:a><text:tab/>15</text:p>
          <text:p text:style-name="P64"><text:soft-page-break/><text:a xlink:type="simple" xlink:href="#5.2.Set Up the nodehm table|outline" text:style-name="Internet_20_link" text:visited-style-name="Internet_20_link">5.2 Set Up the nodehm table</text:a><text:tab/>16</text:p>
          <text:p text:style-name="P64"><text:a xlink:type="simple" xlink:href="#5.3.Set Up the mp Table|outline" text:style-name="Internet_20_link" text:visited-style-name="Internet_20_link">5.3 Set Up the mp Table</text:a><text:tab/>16</text:p>
          <text:p text:style-name="P64"><text:a xlink:type="simple" xlink:href="#5.4.Setup Conserver|outline" text:style-name="Internet_20_link" text:visited-style-name="Internet_20_link">5.4 Setup Conserver</text:a><text:tab/>16</text:p>
          <text:p text:style-name="P64"><text:a xlink:type="simple" xlink:href="#5.5.Setup the noderes Table|outline" text:style-name="Internet_20_link" text:visited-style-name="Internet_20_link">5.5 Setup the noderes Table</text:a><text:tab/>16</text:p>
          <text:p text:style-name="P63"><text:a xlink:type="simple" xlink:href="#5.5.1.Sample noderes table|outline" text:style-name="Internet_20_link" text:visited-style-name="Internet_20_link">5.5.1 Sample noderes table</text:a><text:tab/>17</text:p>
          <text:p text:style-name="P63"><text:a xlink:type="simple" xlink:href="#5.5.2.Setting up which services run on the Service Nodes|outline" text:style-name="Internet_20_link" text:visited-style-name="Internet_20_link">5.5.2 Setting up which services run on the Service Nodes</text:a><text:tab/>17</text:p>
          <text:p text:style-name="P64"><text:a xlink:type="simple" xlink:href="#5.6.Setup nodetype table|outline" text:style-name="Internet_20_link" text:visited-style-name="Internet_20_link">5.6 Setup nodetype table</text:a><text:tab/>17</text:p>
          <text:p text:style-name="P62"><text:a xlink:type="simple" xlink:href="#5.6.1.1.Sample nodetype table|outline" text:style-name="Internet_20_link" text:visited-style-name="Internet_20_link">5.6.1.1 Sample nodetype table</text:a><text:tab/>18</text:p>
          <text:p text:style-name="P64"><text:a xlink:type="simple" xlink:href="#5.7.Setup passwords in passwd table|outline" text:style-name="Internet_20_link" text:visited-style-name="Internet_20_link">5.7 Setup passwords in passwd table</text:a><text:tab/>18</text:p>
          <text:p text:style-name="P64"><text:a xlink:type="simple" xlink:href="#5.8.Verify the tables|outline" text:style-name="Internet_20_link" text:visited-style-name="Internet_20_link">5.8 Verify the tables</text:a><text:tab/>18</text:p>
          <text:p text:style-name="P64"><text:a xlink:type="simple" xlink:href="#5.9.Setup deps Table for proper boot sequence|outline" text:style-name="Internet_20_link" text:visited-style-name="Internet_20_link">5.9 Setup deps Table for proper boot sequence</text:a><text:tab/>18</text:p>
          <text:p text:style-name="P64"><text:a xlink:type="simple" xlink:href="#5.10. Set Up Postscripts to be Run on the Nodes|outline" text:style-name="Internet_20_link" text:visited-style-name="Internet_20_link">5.10 <text:s/>Set Up Postscripts to be Run on the Nodes</text:a><text:tab/>18</text:p>
          <text:p text:style-name="P64"><text:a xlink:type="simple" xlink:href="#5.11. Get MAC addresses|outline" text:style-name="Internet_20_link" text:visited-style-name="Internet_20_link">5.11 <text:s/>Get MAC addresses</text:a><text:tab/>19</text:p>
          <text:p text:style-name="P64"><text:a xlink:type="simple" xlink:href="#5.12. Setup DHCP|outline" text:style-name="Internet_20_link" text:visited-style-name="Internet_20_link">5.12 <text:s/>Setup DHCP</text:a><text:tab/>19</text:p>
          <text:p text:style-name="P65"><text:a xlink:type="simple" xlink:href="#6.Install or Stateless Boot the Service Node|outline" text:style-name="Internet_20_link" text:visited-style-name="Internet_20_link">6.0 Install or Stateless Boot the Service Node</text:a><text:tab/>19</text:p>
          <text:p text:style-name="P64"><text:a xlink:type="simple" xlink:href="#6.1.Configure the Service Node BMCs and Discover MACs|outline" text:style-name="Internet_20_link" text:visited-style-name="Internet_20_link">6.1 Configure the Service Node BMCs and Discover MACs</text:a><text:tab/>19</text:p>
          <text:p text:style-name="P64"><text:a xlink:type="simple" xlink:href="#6.2.Build the Service Node Stateless Image|outline" text:style-name="Internet_20_link" text:visited-style-name="Internet_20_link">6.2 Build the Service Node Stateless Image</text:a><text:tab/>20</text:p>
          <text:p text:style-name="P64"><text:a xlink:type="simple" xlink:href="#6.3.Set Up the Service Nodes for Installation|outline" text:style-name="Internet_20_link" text:visited-style-name="Internet_20_link">6.3 Set Up the Service Nodes for Installation</text:a><text:tab/>22</text:p>
          <text:p text:style-name="P64"><text:a xlink:type="simple" xlink:href="#6.4.Boot or Install the Service Nodes|outline" text:style-name="Internet_20_link" text:visited-style-name="Internet_20_link">6.4 Boot or Install the Service Nodes</text:a><text:tab/>23</text:p>
          <text:p text:style-name="P64"><text:a xlink:type="simple" xlink:href="#6.5. Test Service Node installation|outline" text:style-name="Internet_20_link" text:visited-style-name="Internet_20_link">6.5 <text:s/>Test Service Node installation</text:a><text:tab/>23</text:p>
          <text:p text:style-name="P65"><text:a xlink:type="simple" xlink:href="#7.Install the LS21 Blades|outline" text:style-name="Internet_20_link" text:visited-style-name="Internet_20_link">7.0 Install the LS21 Blades</text:a><text:tab/>23</text:p>
          <text:p text:style-name="P65"><text:a xlink:type="simple" xlink:href="#8.iSCSI Install a QS22 Blade|outline" text:style-name="Internet_20_link" text:visited-style-name="Internet_20_link">8.0 iSCSI Install a QS22 Blade</text:a><text:tab/>24</text:p>
          <text:p text:style-name="P65"><text:a xlink:type="simple" xlink:href="#9.Build and Boot the LS21 and QS22 Stateless Images|outline" text:style-name="Internet_20_link" text:visited-style-name="Internet_20_link">9.0 Build and Boot the LS21 and QS22 Stateless Images</text:a><text:tab/>25</text:p>
          <text:p text:style-name="P64"><text:a xlink:type="simple" xlink:href="#9.1. Build the Stateless Image|outline" text:style-name="Internet_20_link" text:visited-style-name="Internet_20_link">9.1 <text:s/>Build the Stateless Image</text:a><text:tab/>25</text:p>
          <text:p text:style-name="P64"><text:a xlink:type="simple" xlink:href="#9.2.Test Boot the Stateless Image |outline" text:style-name="Internet_20_link" text:visited-style-name="Internet_20_link">9.2 Test Boot the Stateless Image </text:a><text:tab/>27</text:p>
          <text:p text:style-name="P64"><text:a xlink:type="simple" xlink:href="#9.3.To Update QS22 Stateless Image|outline" text:style-name="Internet_20_link" text:visited-style-name="Internet_20_link">9.3 To Update QS22 Stateless Image</text:a><text:tab/>27</text:p>
          <text:p text:style-name="P64"><text:a xlink:type="simple" xlink:href="#9.4.Build the Compressed Image|outline" text:style-name="Internet_20_link" text:visited-style-name="Internet_20_link">9.4 Build the Compressed Image</text:a><text:tab/>28</text:p>
          <text:p text:style-name="P63"><text:a xlink:type="simple" xlink:href="#9.4.1.Build aufs on Your Sample Node|outline" text:style-name="Internet_20_link" text:visited-style-name="Internet_20_link">9.4.1 Build aufs on Your Sample Node</text:a><text:tab/>28</text:p>
          <text:p text:style-name="P63"><text:a xlink:type="simple" xlink:href="#9.4.2.Generate  the Compressed Image|outline" text:style-name="Internet_20_link" text:visited-style-name="Internet_20_link">9.4.2 Generate <text:s/>the Compressed Image</text:a><text:tab/>28</text:p>
          <text:p text:style-name="P63"><text:a xlink:type="simple" xlink:href="#9.4.3.Optionally Use Light Weight Postscript|outline" text:style-name="Internet_20_link" text:visited-style-name="Internet_20_link">9.4.3 Optionally Use Light Weight Postscript</text:a><text:tab/>28</text:p>
          <text:p text:style-name="P63"><text:a xlink:type="simple" xlink:href="#9.4.4.Pack and Install the Compressed Image|outline" text:style-name="Internet_20_link" text:visited-style-name="Internet_20_link">9.4.4 Pack and Install the Compressed Image</text:a><text:tab/>29</text:p>
          <text:p text:style-name="P63"><text:a xlink:type="simple" xlink:href="#9.4.5.Check Memory Usage|outline" text:style-name="Internet_20_link" text:visited-style-name="Internet_20_link">9.4.5 Check Memory Usage</text:a><text:tab/>29</text:p>
          <text:p text:style-name="P65"><text:a xlink:type="simple" xlink:href="#10.Building QS22 Image for 64K pages|outline" text:style-name="Internet_20_link" text:visited-style-name="Internet_20_link">10.0 Building QS22 Image for 64K pages</text:a><text:tab/>30</text:p>
          <text:p text:style-name="P64"><text:a xlink:type="simple" xlink:href="#10.1.Rebuild aufs|outline" text:style-name="Internet_20_link" text:visited-style-name="Internet_20_link">10.1 Rebuild aufs</text:a><text:tab/>31</text:p>
          <text:p text:style-name="P64"><text:a xlink:type="simple" xlink:href="#10.2.Test unsquashed:|outline" text:style-name="Internet_20_link" text:visited-style-name="Internet_20_link">10.2 Test unsquashed:</text:a><text:tab/>31</text:p>
          <text:p text:style-name="P63"><text:a xlink:type="simple" xlink:href="#10.2.1. Check memory|outline" text:style-name="Internet_20_link" text:visited-style-name="Internet_20_link">10.2.1 <text:s/>Check memory</text:a><text:tab/>31</text:p>
          <text:p text:style-name="P64"><text:a xlink:type="simple" xlink:href="#10.3.Test squash|outline" text:style-name="Internet_20_link" text:visited-style-name="Internet_20_link">10.3 Test squash</text:a><text:tab/>32</text:p>
          <text:p text:style-name="P63"><text:a xlink:type="simple" xlink:href="#10.3.1. Check memory|outline" text:style-name="Internet_20_link" text:visited-style-name="Internet_20_link">10.3.1 <text:s/>Check memory</text:a><text:tab/>32</text:p>
          <text:p text:style-name="P64"><text:a xlink:type="simple" xlink:href="#10.4.To Switch Back to 4K Pages|outline" text:style-name="Internet_20_link" text:visited-style-name="Internet_20_link">10.4 To Switch Back to 4K Pages</text:a><text:tab/>32</text:p>
          <text:p text:style-name="P65"><text:a xlink:type="simple" xlink:href="#11.Using NFS Hybrid for the Diskless Images|outline" text:style-name="Internet_20_link" text:visited-style-name="Internet_20_link">11.0 Using NFS Hybrid for the Diskless Images</text:a><text:tab/>33</text:p>
          <text:p text:style-name="P65"><text:a xlink:type="simple" xlink:href="#12.Installing OpenLDAP|outline" text:style-name="Internet_20_link" text:visited-style-name="Internet_20_link">12.0 Installing OpenLDAP</text:a><text:tab/>36</text:p>
          <text:p text:style-name="P64"><text:a xlink:type="simple" xlink:href="#12.1.Setup LDAP Master Server|outline" text:style-name="Internet_20_link" text:visited-style-name="Internet_20_link">12.1 Setup LDAP Master Server</text:a><text:tab/>36</text:p>
          <text:p text:style-name="P63"><text:a xlink:type="simple" xlink:href="#12.1.1.Install the  LDAP rpms |outline" text:style-name="Internet_20_link" text:visited-style-name="Internet_20_link">12.1.1 Install the <text:s/>LDAP rpms </text:a><text:tab/>37</text:p>
          <text:p text:style-name="P63"><text:a xlink:type="simple" xlink:href="#12.1.2.Configure LDAP|outline" text:style-name="Internet_20_link" text:visited-style-name="Internet_20_link">12.1.2 Configure LDAP</text:a><text:tab/>37</text:p>
          <text:p text:style-name="P63"><text:a xlink:type="simple" xlink:href="#12.1.3.Migrate Users|outline" text:style-name="Internet_20_link" text:visited-style-name="Internet_20_link">12.1.3 Migrate Users</text:a><text:tab/>38</text:p>
          <text:p text:style-name="P63"><text:a xlink:type="simple" xlink:href="#12.1.4.Add a User to LDAP|outline" text:style-name="Internet_20_link" text:visited-style-name="Internet_20_link">12.1.4 Add a User to LDAP</text:a><text:tab/>40</text:p>
          <text:p text:style-name="P63"><text:a xlink:type="simple" xlink:href="#1.1.1.Modify a User in LDAP|outline" text:style-name="Internet_20_link" text:visited-style-name="Internet_20_link">1.1.1 Modify a User in LDAP</text:a><text:tab/>40</text:p>
          <text:p text:style-name="P63"><text:soft-page-break/><text:a xlink:type="simple" xlink:href="#12.1.5.Set LDAP Userid Password|outline" text:style-name="Internet_20_link" text:visited-style-name="Internet_20_link">12.1.5 Set LDAP Userid Password</text:a><text:tab/>41</text:p>
          <text:p text:style-name="P64"><text:a xlink:type="simple" xlink:href="#12.2.Setup LDAP Client|outline" text:style-name="Internet_20_link" text:visited-style-name="Internet_20_link">12.2 Setup LDAP Client</text:a><text:tab/>41</text:p>
          <text:p text:style-name="P63"><text:a xlink:type="simple" xlink:href="#12.2.1.Install LDAP into the Compute Node Image|outline" text:style-name="Internet_20_link" text:visited-style-name="Internet_20_link">12.2.1 Install LDAP into the Compute Node Image</text:a><text:tab/>41</text:p>
          <text:p text:style-name="P63"><text:a xlink:type="simple" xlink:href="#12.2.2.Update the LDAP Configuration in the Image|outline" text:style-name="Internet_20_link" text:visited-style-name="Internet_20_link">12.2.2 Update the LDAP Configuration in the Image</text:a><text:tab/>42</text:p>
          <text:p text:style-name="P63"><text:a xlink:type="simple" xlink:href="#12.2.3.Build the Image and  Install |outline" text:style-name="Internet_20_link" text:visited-style-name="Internet_20_link">12.2.3 Build the Image and <text:s/>Install </text:a><text:tab/>42</text:p>
          <text:p text:style-name="P63"><text:a xlink:type="simple" xlink:href="#12.2.4.Test LDAP Client|outline" text:style-name="Internet_20_link" text:visited-style-name="Internet_20_link">12.2.4 Test LDAP Client</text:a><text:tab/>43</text:p>
          <text:p text:style-name="P65"><text:a xlink:type="simple" xlink:href="#13.Setup Hierarchical LDAP|outline" text:style-name="Internet_20_link" text:visited-style-name="Internet_20_link">13.0 Setup Hierarchical LDAP</text:a><text:tab/>43</text:p>
          <text:p text:style-name="P64"><text:a xlink:type="simple" xlink:href="#13.1.Configure the Master Server|outline" text:style-name="Internet_20_link" text:visited-style-name="Internet_20_link">13.1 Configure the Master Server</text:a><text:tab/>43</text:p>
          <text:p text:style-name="P63"><text:a xlink:type="simple" xlink:href="#13.1.1.Install LDAP into the Service Node image|outline" text:style-name="Internet_20_link" text:visited-style-name="Internet_20_link">13.1.1 Install LDAP into the Service Node image</text:a><text:tab/>44</text:p>
          <text:p text:style-name="P62"><text:a xlink:type="simple" xlink:href="#13.1.1.1.Update the LDAP Configuration in Service Node image|outline" text:style-name="Internet_20_link" text:visited-style-name="Internet_20_link">13.1.1.1 Update the LDAP Configuration in Service Node image</text:a><text:tab/>44</text:p>
          <text:p text:style-name="P63"><text:a xlink:type="simple" xlink:href="#13.1.2. Build the Service Node image and install |outline" text:style-name="Internet_20_link" text:visited-style-name="Internet_20_link">13.1.2 <text:s/>Build the Service Node image and install </text:a><text:tab/>45</text:p>
          <text:p text:style-name="P63"><text:a xlink:type="simple" xlink:href="#13.1.3.Import the Master Database on the Service Node|outline" text:style-name="Internet_20_link" text:visited-style-name="Internet_20_link">13.1.3 Import the Master Database on the Service Node</text:a><text:tab/>45</text:p>
          <text:p text:style-name="P63"><text:a xlink:type="simple" xlink:href="#13.1.4.Test the Replica Server|outline" text:style-name="Internet_20_link" text:visited-style-name="Internet_20_link">13.1.4 Test the Replica Server</text:a><text:tab/>45</text:p>
          <text:p text:style-name="P63"><text:a xlink:type="simple" xlink:href="#13.1.5.Setup LDAP client on the compute nodes|outline" text:style-name="Internet_20_link" text:visited-style-name="Internet_20_link">13.1.5 Setup LDAP client on the compute nodes</text:a><text:tab/>45</text:p>
          <text:p text:style-name="P65"><text:a xlink:type="simple" xlink:href="#14.Install  Torque|outline" text:style-name="Internet_20_link" text:visited-style-name="Internet_20_link">14.0 Install <text:s/>Torque</text:a><text:tab/>46</text:p>
          <text:p text:style-name="P64"><text:a xlink:type="simple" xlink:href="#14.1.Setup Torque Server|outline" text:style-name="Internet_20_link" text:visited-style-name="Internet_20_link">14.1 Setup Torque Server</text:a><text:tab/>46</text:p>
          <text:p text:style-name="P64"><text:a xlink:type="simple" xlink:href="#14.2.Configure Torque|outline" text:style-name="Internet_20_link" text:visited-style-name="Internet_20_link">14.2 Configure Torque</text:a><text:tab/>46</text:p>
          <text:p text:style-name="P64"><text:a xlink:type="simple" xlink:href="#14.3. Define Nodes|outline" text:style-name="Internet_20_link" text:visited-style-name="Internet_20_link">14.3 <text:s/>Define Nodes</text:a><text:tab/>46</text:p>
          <text:p text:style-name="P64"><text:a xlink:type="simple" xlink:href="#14.4. Setup and Start Service|outline" text:style-name="Internet_20_link" text:visited-style-name="Internet_20_link">14.4 <text:s/>Setup and Start Service</text:a><text:tab/>47</text:p>
          <text:p text:style-name="P64"><text:a xlink:type="simple" xlink:href="#14.5.Install pbstop|outline" text:style-name="Internet_20_link" text:visited-style-name="Internet_20_link">14.5 Install pbstop</text:a><text:tab/>47</text:p>
          <text:p text:style-name="P64"><text:a xlink:type="simple" xlink:href="#14.6.Install Perl Curses for pbstop|outline" text:style-name="Internet_20_link" text:visited-style-name="Internet_20_link">14.6 Install Perl Curses for pbstop</text:a><text:tab/>47</text:p>
          <text:p text:style-name="P64"><text:a xlink:type="simple" xlink:href="#14.7.Create a Torque Default Queue|outline" text:style-name="Internet_20_link" text:visited-style-name="Internet_20_link">14.7 Create a Torque Default Queue</text:a><text:tab/>47</text:p>
          <text:p text:style-name="P64"><text:a xlink:type="simple" xlink:href="#14.8.Setup Torque Client ( x86_64 only)|outline" text:style-name="Internet_20_link" text:visited-style-name="Internet_20_link">14.8 Setup Torque Client ( x86_64 only)</text:a><text:tab/>47</text:p>
          <text:p text:style-name="P63"><text:a xlink:type="simple" xlink:href="#14.8.1.Install Torque|outline" text:style-name="Internet_20_link" text:visited-style-name="Internet_20_link">14.8.1 Install Torque</text:a><text:tab/>47</text:p>
          <text:p text:style-name="P63"><text:a xlink:type="simple" xlink:href="#14.8.2.Configure Torque|outline" text:style-name="Internet_20_link" text:visited-style-name="Internet_20_link">14.8.2 Configure Torque</text:a><text:tab/>48</text:p>
          <text:p text:style-name="P62"><text:a xlink:type="simple" xlink:href="#14.8.2.1.Set Up Access|outline" text:style-name="Internet_20_link" text:visited-style-name="Internet_20_link">14.8.2.1 Set Up Access</text:a><text:tab/>48</text:p>
          <text:p text:style-name="P62"><text:a xlink:type="simple" xlink:href="#14.8.2.2.Set Up Node to Node ssh for Root |outline" text:style-name="Internet_20_link" text:visited-style-name="Internet_20_link">14.8.2.2 Set Up Node to Node ssh for Root </text:a><text:tab/>48</text:p>
          <text:p text:style-name="P63"><text:a xlink:type="simple" xlink:href="#14.8.3.Pack and Install image|outline" text:style-name="Internet_20_link" text:visited-style-name="Internet_20_link">14.8.3 Pack and Install image</text:a><text:tab/>48</text:p>
          <text:p text:style-name="P65"><text:a xlink:type="simple" xlink:href="#15.Setup Moab|outline" text:style-name="Internet_20_link" text:visited-style-name="Internet_20_link">15.0 Setup Moab</text:a><text:tab/>48</text:p>
          <text:p text:style-name="P64"><text:a xlink:type="simple" xlink:href="#15.1.Install Moab|outline" text:style-name="Internet_20_link" text:visited-style-name="Internet_20_link">15.1 Install Moab</text:a><text:tab/>48</text:p>
          <text:p text:style-name="P64"><text:a xlink:type="simple" xlink:href="#15.2.Configure Moab|outline" text:style-name="Internet_20_link" text:visited-style-name="Internet_20_link">15.2 Configure Moab</text:a><text:tab/>49</text:p>
          <text:p text:style-name="P63"><text:a xlink:type="simple" xlink:href="#15.2.1.Start Moab|outline" text:style-name="Internet_20_link" text:visited-style-name="Internet_20_link">15.2.1 Start Moab</text:a><text:tab/>49</text:p>
          <text:p text:style-name="P65"><text:a xlink:type="simple" xlink:href="#16.References|outline" text:style-name="Internet_20_link" text:visited-style-name="Internet_20_link">16.0 References</text:a><text:tab/>49</text:p>
        </text:index-body>
      </text:table-of-content>
      <text:p text:style-name="P27"/>
      <text:list text:style-name="L1">
        <text:list-item>
          <text:h text:style-name="P179" text:outline-level="1">Introduction</text:h>
        </text:list-item>
      </text:list>
      <text:p text:style-name="Standard">xCAT 2.0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RHEL 5.</text:p>
      <text:p text:style-name="Text_20_body"><text:soft-page-break/></text:p>
      <text:p text:style-name="Text_20_body">For a quick overview of the functions that xCAT 2.0 provides, see the summary of all the xCAT commands: <text:s/><text:a xlink:type="simple" xlink:href="http://xcat.sf.net/man1/xcat.1.html">http://xcat.sf.net/man1/xcat.1.html</text:a> . <text:s/>For a summary of using the xCAT database, s<text:span text:style-name="T9">ee </text:span><text:a xlink:type="simple" xlink:href="http://xcat.sf.net/man5/xcatdb.5.html"><text:span text:style-name="T9">http://xcat.sf.net/man5/xcatdb.5.html</text:span></text:a><text:span text:style-name="T9"> .</text:span></text:p>
      <text:p text:style-name="Text_20_body"/>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2">
        <text:list-item>
          <text:p text:style-name="P123">All node names begin with “rr”.</text:p>
        </text:list-item>
        <text:list-item>
          <text:p text:style-name="P123">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123">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123">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123">The BladeCenter chassis within each CU are numbered sequentially, e.g. bca01, bca02, etc.</text:p>
        </text:list-item>
      </text:list>
      <text:p text:style-name="Text_20_body"/>
      <text:list text:style-name="L1" text:continue-numbering="true">
        <text:list-item>
          <text:h text:style-name="P179"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74" text:outline-level="2">Download Fedora 8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4"/>
      <text:list text:style-name="WW8Num9" text:continue-numbering="true">
        <text:list-item>
          <text:p text:style-name="List_20_Number">Create YUM repository for Fedora RPMs:<text:line-break/></text:p>
        </text:list-item>
      </text:list>
      <text:p text:style-name="Code_20_Indented"><text:soft-page-break/>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74" text:outline-level="2">Downloading and Installing <text:s/>xCAT 2.0</text:h>
              <text:list>
                <text:list-item>
                  <text:h text:style-name="P138" text:outline-level="3">If Your Management Node <text:span text:style-name="T15">Has</text:span> Internet Access:</text:h>
                  <text:list>
                    <text:list-item>
                      <text:h text:style-name="P195"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195"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chapter" text:ref-name="1.1.1Install xCAT 2.0 software &amp; Its Dependencies">2.2.3</text:reference-ref>,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138" text:outline-level="3"><text:soft-page-break/>If Your Management Node <text:span text:style-name="T15">Does Not Have</text:span> Internet Access:</text:h>
                  <text:list>
                    <text:list-item>
                      <text:h text:style-name="P195"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198" text:outline-level="4">Get Fedora 8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195"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6"/>
      <text:list text:style-name="L1" text:continue-numbering="true">
        <text:list-item>
          <text:list text:continue-numbering="true">
            <text:list-item>
              <text:list text:continue-numbering="true">
                <text:list-item>
                  <text:h text:style-name="P138"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138" text:outline-level="3">Test xCAT installation</text:h>
                </text:list-item>
              </text:list>
            </text:list-item>
          </text:list>
        </text:list-item>
      </text:list>
      <text:p text:style-name="Standard"/>
      <text:p text:style-name="Code"><text:soft-page-break/>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38"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chapter <text:reference-ref text:reference-format="chapter" text:ref-name="Build the service node stateless image">6</text:reference-ref>, <text:reference-ref text:reference-format="text" text:ref-name="Build the service node stateless image">Install or Stateless Boot the Service Nod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138"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74" text:outline-level="2" text:is-list-header="true"/>
            </text:list-header>
          </text:list>
        </text:list-item>
        <text:list-item>
          <text:h text:style-name="P179"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text:soft-page-break/></text:p>
      <text:p text:style-name="P25">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74"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3">
        <text:list-item>
          <text:p text:style-name="P66">192.168.0.1: ip of master</text:p>
        </text:list-item>
        <text:list-item>
          <text:p text:style-name="P66">xcatdb: database name</text:p>
        </text:list-item>
        <text:list-item>
          <text:p text:style-name="P66">xcatadmin: database role (aka user)</text:p>
        </text:list-item>
        <text:list-item>
          <text:p text:style-name="P66">cluster: database password</text:p>
        </text:list-item>
        <text:list-item>
          <text:p text:style-name="P66">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75"/>
      <text:list text:style-name="WW8Num9">
        <text:list-item text:start-value="1">
          <text:p text:style-name="List_20_Number_20_Code">yum install perl-DBD-Pg postgresql-server postgresql</text:p>
        </text:list-item>
      </text:list>
      <text:p text:style-name="P10"/>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text:soft-page-break/>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8">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7"/>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51"/>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9"/>
      <text:list text:style-name="WW8Num9" text:continue-numbering="true">
        <text:list-item>
          <text:p text:style-name="List_20_Number">Update the policy table with mgt.cluster output from the command: </text:p>
        </text:list-item>
      </text:list>
      <text:p text:style-name="Code_20_Indented"><text:soft-page-break/>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74" text:outline-level="2">Define the <text:s/>service nodes in the database</text:h>
            </text:list-item>
          </text:list>
        </text:list-item>
      </text:list>
      <text:p text:style-name="P53">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53"/>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138" text:outline-level="3">Define Service Nodes in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138" text:outline-level="3"><text:reference-mark-start text:name="1.1.1Define Service Nodes in the servicenode table"/>Define Service Nodes in the servicenode table<text:reference-mark-end text:name="1.1.1Define Service Nodes in the servicenode table"/></text:h>
                </text:list-item>
              </text:list>
            </text:list-item>
          </text:list>
        </text:list-item>
      </text:list>
      <text:p text:style-name="Standard"/>
      <text:p text:style-name="Standard">The service node table defines all service nodes and the services that will be setup on those servicenodes. <text:s/>To setup dns, dhcp, tftp, conserver,ntp <text:s/>and vsftp on the service nodes:</text:p>
      <text:p text:style-name="Standard"/>
      <text:p text:style-name="Code_20_Indented"><text:soft-page-break/>chtab node=service servicenode.nameserver=1 servicenode.dhcpserver=1 servicenode.tftpserver=1 servicenode.conserver=1 servicenode.ntpserver=1 servicenode.ftpserver=1 <text:s/></text:p>
      <text:p text:style-name="Code_20_Indented"/>
      <text:list text:style-name="L1" text:continue-numbering="true">
        <text:list-item>
          <text:list text:continue-numbering="true">
            <text:list-item>
              <text:list text:continue-numbering="true">
                <text:list-item>
                  <text:list text:continue-numbering="true">
                    <text:list-item>
                      <text:h text:style-name="P195" text:outline-level="4">Define <text:s/>Service Nodes in noderes Table</text:h>
                    </text:list-item>
                  </text:list>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list text:continue-numbering="true">
                    <text:list-item>
                      <text:h text:style-name="P195" text:outline-level="4">Define Service Nodes in ipmi Table</text:h>
                    </text:list-item>
                  </text:list>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list text:continue-numbering="true">
                    <text:list-item>
                      <text:h text:style-name="P195" text:outline-level="4">Define Service Nodes in switch Table</text:h>
                    </text:list-item>
                  </text:list>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list text:continue-numbering="true">
                    <text:list-item>
                      <text:h text:style-name="P195" text:outline-level="4">Define the chain Table for Service Node Discovery</text:h>
                    </text:list-item>
                  </text:list>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list text:continue-numbering="true">
                    <text:list-item>
                      <text:h text:style-name="P195" text:outline-level="4">Define Service Nodes in nodehm Table</text:h>
                    </text:list-item>
                  </text:list>
                </text:list-item>
              </text:list>
            </text:list-item>
          </text:list>
        </text:list-item>
      </text:list>
      <text:p text:style-name="Code">chtab node=service nodehm.cons=ipmi nodehm.mgt=ipmi <text:s/>nodehm.serialspeed=19200 nodehm.serialflow=hard nodehm.serialport=0</text:p>
      <text:p text:style-name="P16"/>
      <text:list text:style-name="L1" text:continue-numbering="true">
        <text:list-item>
          <text:list text:continue-numbering="true">
            <text:list-item>
              <text:list text:continue-numbering="true">
                <text:list-item>
                  <text:list text:continue-numbering="true">
                    <text:list-item>
                      <text:h text:style-name="P195" text:outline-level="4">Define Service Nodes in nodetype Table</text:h>
                    </text:list-item>
                  </text:list>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list text:continue-numbering="true">
                    <text:list-item>
                      <text:h text:style-name="P195" text:outline-level="4">Set Necessary Attributes in site Table</text:h>
                    </text:list-item>
                  </text:list>
                </text:list-item>
              </text:list>
            </text:list-item>
          </text:list>
        </text:list-item>
      </text:list>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list text:style-name="L1" text:continue-numbering="true">
        <text:list-item>
          <text:list text:continue-numbering="true">
            <text:list-item>
              <text:list text:continue-numbering="true">
                <text:list-item>
                  <text:list text:continue-numbering="true">
                    <text:list-item>
                      <text:h text:style-name="P195" text:outline-level="4"><text:soft-page-break/>Define Service Node OS and Profile attributes</text:h>
                    </text:list-item>
                  </text:list>
                </text:list-item>
              </text:list>
            </text:list-item>
          </text:list>
        </text:list-item>
      </text:list>
      <text:p text:style-name="Code">chtab node=service nodetype.os=fedora8 nodetype.profile=service</text:p>
      <text:p text:style-name="Code"/>
      <text:list text:style-name="L1" text:continue-numbering="true">
        <text:list-item>
          <text:h text:style-name="P179" text:outline-level="1">Setup Services </text:h>
          <text:list>
            <text:list-item>
              <text:h text:style-name="P74"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Code"/>
      <text:list text:style-name="L1" text:continue-numbering="true">
        <text:list-item>
          <text:list text:continue-numbering="true">
            <text:list-item>
              <text:h text:style-name="P74" text:outline-level="2">Set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i.e. service nodes and compute nodes not being managed by a service node).</text:p>
      <text:p text:style-name="Standard"/>
      <text:p text:style-name="Standard">If <text:s/>your nodes have access to the internet you can use the global servers:</text:p>
      <text:p text:style-name="Code_20_Indented">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Code_20_Indented">chtab key=ntpservers site.value=mn20 <text:s/># IP of mgmt node </text:p>
      <text:p text:style-name="Standard"/>
      <text:p text:style-name="Standard">To set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text:p>
      <text:p text:style-name="Standard"/>
      <text:p text:style-name="Code_20_Indented">chtab node=xcatdefaults postscripts.postscripts=syslog,remoteshell,setupntp</text:p>
      <text:p text:style-name="Code"><text:soft-page-break/></text:p>
      <text:p text:style-name="Standard"/>
      <text:p text:style-name="Standard">If using Service Nodes, <text:s/>set the servicenode table ntpservers attribute to setup the Service Node as a NTP server to the compute nodes. <text:s/>See section <text:reference-ref text:reference-format="chapter" text:ref-name="1.1.1Define Service Nodes in the servicenode table">3.2.2</text:reference-ref>, <text:reference-ref text:reference-format="text" text:ref-name="1.1.1Define Service Nodes in the servicenode table">Define Service Nodes in the servicenode table</text:reference-ref>.</text:p>
      <text:p text:style-name="Standard"/>
      <text:p text:style-name="Code_20_Indented">chtab node=service <text:s/>servicenode.ntpserver=1</text:p>
      <text:p text:style-name="Standard"/>
      <text:list text:style-name="L1" text:continue-numbering="true">
        <text:list-item>
          <text:list text:continue-numbering="true">
            <text:list-item>
              <text:h text:style-name="P74" text:outline-level="2">Setup DNS</text:h>
            </text:list-item>
          </text:list>
        </text:list-item>
      </text:list>
      <text:h text:style-name="Heading_20_1" text:outline-level="1"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74" text:outline-level="2"><text:soft-page-break/>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7"/>
      <text:p text:style-name="Standard">After running mkrrbc, define the hardware control attributes for the management modules:</text:p>
      <text:p text:style-name="P17">chtab node=mm nodehm.mgt=blade</text:p>
      <text:p text:style-name="P17">chtab node=mm mp.mpa='|(.*)|($1)|'</text:p>
      <text:list text:style-name="L1" text:continue-numbering="true">
        <text:list-item>
          <text:list text:continue-numbering="true">
            <text:list-item>
              <text:h text:style-name="P74" text:outline-level="2">Setup AMM</text:h>
            </text:list-item>
          </text:list>
        </text:list-item>
      </text:list>
      <text:p text:style-name="Standard"/>
      <text:p text:style-name="P3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text:p>
      <text:p text:style-name="Standard"/>
      <text:p text:style-name="Code">rspconfig mm snmpcfg=enable sshcfg=enable</text:p>
      <text:p text:style-name="Code">rspconfig mm pd1=redwoperf pd2=redwoperf</text:p>
      <text:p text:style-name="Code">rpower mm reset</text:p>
      <text:p text:style-name="P16"/>
      <text:p text:style-name="Text_20_body">Test the ssh set up with:</text:p>
      <text:p text:style-name="Code">psh -l USERID@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ext:soft-page-break/>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74" text:outline-level="2">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179" text:outline-level="1">Define Compute Nodes in the Database</text:h>
        </text:list-item>
      </text:list>
      <text:p text:style-name="Standard"/>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74"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L 1 -R 1,12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74" text:outline-level="2"><text:soft-page-break/>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9">When Table.pm supports where strings on rows that contain regex's (or I think when the servicenode table is used to determine if conserver should be set up??), the above lines can be replaced with:</text:p>
      <text:p text:style-name="P16">chtab node=cell nodehm.cons=blade nodehm.mgt=blade nodehm.conserver='|rr(.).*|rr($1)000-m|' <text:s/>nodehm.serialspeed=19200 nodehm.serialflow=hard nodehm.serialport=0</text:p>
      <text:p text:style-name="P16">chtab node=opteron nodehm.cons=blade nodehm.mgt=blade nodehm.conserver='|rr(.).*|rr($1)000-m|' <text:s/>nodehm.serialspeed=19200 nodehm.serialflow=hard nodehm.serialport=1</text:p>
      <text:p text:style-name="Text_20_body"/>
      <text:list text:style-name="L1" text:continue-numbering="true">
        <text:list-item>
          <text:list text:continue-numbering="true">
            <text:list-item>
              <text:h text:style-name="P74"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74"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74"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text:soft-page-break/>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text:s text:c="5"/></text:p>
      <text:p text:style-name="P11">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138"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138"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set to 1 or yes in the servicenode tables . 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74"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95" text:outline-level="4"><text:soft-page-break/>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74"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74"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74"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74" text:outline-level="2"><text:s/><text:reference-mark-start text:name="Set Up Postscripts to be Run on the Nodes"/>Set Up Postscripts to be Run on the Nodes<text:reference-mark-end text:name="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Code"/>
      <text:p text:style-name="Standard">To setup NTP on the nodes add the setupntp postinstall script to the list.</text:p>
      <text:p text:style-name="Code_20_Indented">chtab node=xcatdefaults postscripts.postscripts=syslog,remoteshell,setupntp</text:p>
      <text:p text:style-name="Code"/>
      <text:p text:style-name="Standard"/>
      <text:p text:style-name="Text_20_body"><text:soft-page-break/>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74" text:outline-level="2"><text:s/>Get MAC addresses</text:h>
            </text:list-item>
          </text:list>
        </text:list-item>
      </text:list>
      <text:p text:style-name="Code">getmacs tb</text:p>
      <text:p text:style-name="P9"/>
      <text:p text:style-name="Text_20_body">To verify <text:s/>mac addresses in table:</text:p>
      <text:p text:style-name="Code">tabdump mac</text:p>
      <text:p text:style-name="Standard"/>
      <text:list text:style-name="L1" text:continue-numbering="true">
        <text:list-item>
          <text:list text:continue-numbering="true">
            <text:list-item>
              <text:h text:style-name="P74" text:outline-level="2"><text:s/>Setup DHCP</text:h>
            </text:list-item>
          </text:list>
        </text:list-item>
      </text:list>
      <text:p text:style-name="Text_20_body">The dynamic ranges for the networks were set up already in chapter 4.</text:p>
      <text:p text:style-name="Text_20_body"/>
      <text:p text:style-name="P13">Define dhcp interfaces in site table. <text:s/>We use this weird value because our MN uses eth4 to communicate with the service nodes, and the service nodes use eth1 to communicate with the compute nodes.</text:p>
      <text:p text:style-name="P17">chtab key=dhcpinterfaces site.value='mn20|eth4;service|eth1'</text:p>
      <text:p text:style-name="Code"/>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179" text:outline-level="1"><text:reference-mark-start text:name="Build the service node stateless image"/>Install or Stateless Boot the Service Node<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4"/>
      <text:list text:style-name="L1" text:continue-numbering="true">
        <text:list-item>
          <text:list text:continue-numbering="true">
            <text:list-item>
              <text:h text:style-name="P97" text:outline-level="2">Configure the Service Node BMCs and Discover MACs</text:h>
            </text:list-item>
          </text:list>
        </text:list-item>
      </text:list>
      <text:p text:style-name="P34"/>
      <text:list text:style-name="L4">
        <text:list-item>
          <text:p text:style-name="P128">Create the initrd: <text:s/></text:p>
        </text:list-item>
      </text:list>
      <text:list text:style-name="WW8Num16">
        <text:list-item>
          <text:list>
            <text:list-item>
              <text:list>
                <text:list-header>
                  <text:p text:style-name="P173"><text:span text:style-name="T22">r</text:span>m /tftpboot/pxelinux.cfg/*</text:p>
                  <text:p text:style-name="P173"><text:span text:style-name="T23">mknb x86_64</text:span> </text:p>
                </text:list-header>
              </text:list>
            </text:list-item>
          </text:list>
        </text:list-item>
      </text:list>
      <text:p text:style-name="P55"><text:soft-page-break/>(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8"><text:s text:c="2"/>APPEND initrd=xcat/nbfs.x86_64.gz quiet xcatd=11.16.0.2:3001 console=ttyS0,19200 console=ttyS1</text:p>
      <text:list text:style-name="L5">
        <text:list-item>
          <text:p text:style-name="P129">Make sure your boot sequence is set to boot from network before harddrive: <text:s/></text:p>
        </text:list-item>
      </text:list>
      <text:p text:style-name="P60">rbootseq &lt;noderange&gt; list </text:p>
      <text:p text:style-name="P56">If not, change it: <text:s/></text:p>
      <text:p text:style-name="P60">rbootseq &lt;noderange&gt; f,c,n,h</text:p>
      <text:list text:style-name="L5">
        <text:list-item text:start-value="1">
          <text:p text:style-name="P130">Power up the service nodes:</text:p>
        </text:list-item>
      </text:list>
      <text:p text:style-name="P59"><text:span text:style-name="T12"><text:s/></text:span><text:span text:style-name="T14">rpower &lt;noderange&gt; on. <text:s/></text:span></text:p>
      <text:list text:style-name="L6">
        <text:list-item>
          <text:p text:style-name="P71">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131">Verify the results:</text:p>
        </text:list-item>
      </text:list>
      <text:p text:style-name="P58"><text:span text:style-name="T13">nodels &lt;noderange&gt; <text:s/>vpd.serial vpd.mtm mac.mac</text:span><text:span text:style-name="T10"> </text:span></text:p>
      <text:p text:style-name="P57">should show interesting data after discovery.</text:p>
      <text:p text:style-name="P34"/>
      <text:list text:style-name="L1" text:continue-numbering="true">
        <text:list-item>
          <text:list text:continue-numbering="true">
            <text:list-item>
              <text:h text:style-name="P97" text:outline-level="2">Build the Service Node Stateless Image</text:h>
            </text:list-item>
          </text:list>
        </text:list-item>
      </text:list>
      <text:p text:style-name="P34">We recommend that you use stateless service nodes, but if you want to have diskfull, statefull service nodes instead, skip this section and follow section <text:reference-ref text:reference-format="chapter" text:ref-name="1.1Set Up the Service Nodes for Installation">6.3</text:reference-ref>, <text:reference-ref text:reference-format="text" text:ref-name="1.1Set Up the Service Nodes for Installation">Set Up the Service Nodes for Installation</text:reference-ref>.</text:p>
      <text:p text:style-name="P34"/>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text:soft-page-break/>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47">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cp fstab fstab.ORIG<text:line-break/><text:line-break/></text:span><text:span text:style-name="T21">Put in fstab:</text:span><text:span text:style-name="T20"><text:line-break/><text:line-break/>proc <text:s text:c="12"/>/proc <text:s text:c="10"/>proc <text:s text:c="8"/>rw 0 0<text:line-break/>sysfs <text:s text:c="11"/>/sys <text:s text:c="11"/>sysfs <text:s text:c="7"/>rw 0 0<text:line-break/>devpts <text:s text:c="10"/>/dev/pts <text:s text:c="7"/>devpts <text:s text:c="6"/>rw,gid=5,mode=620 0 0<text:line-break/>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text:soft-page-break/>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7"/>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2">Note: <text:s/>The service nodes are set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40"/>
      <text:list text:style-name="L1" text:continue-numbering="true">
        <text:list-item>
          <text:list text:continue-numbering="true">
            <text:list-item>
              <text:h text:style-name="P74"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text:soft-page-break/>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Standard"/>
      <text:list text:style-name="L1" text:continue-numbering="true">
        <text:list-item>
          <text:list text:continue-numbering="true">
            <text:list-item>
              <text:h text:style-name="P74"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54">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74"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79"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text:soft-page-break/></text:p>
      <text:list text:style-name="L1" text:continue-numbering="true">
        <text:list-item>
          <text:h text:style-name="P179"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5">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8"><text:span text:style-name="T8">chtab node=mvqs21b </text:span>noderes.nfsserver=mn20 nodehm.serialport=0 noderes.netboot=yaboot noderes.installnic=eth0 noderes.primarynic=eth0</text:p>
      <text:p text:style-name="P18"><text:span text:style-name="T8">chtab node=mvqs21b </text:span>nodetype.os=fedora8 nodetype.arch=ppc64 nodetype.profile=iscsi nodetype.nodetype=osi iscsi.server=mn20</text:p>
      <text:p text:style-name="P19">chtab node=mvqs21b nodehm.mgt=blade nodehm.cons=blade nodehm.serialspeed=19200 nodehm.serialflow=hard</text:p>
      <text:p text:style-name="P19">chtab node=bca2 nodehm.mgt=blade</text:p>
      <text:p text:style-name="P19">chtab node=mvqs21b mp.mpa=bca2 id=2</text:p>
      <text:p text:style-name="P19">chtab node=bca2 mp.mpa=bca2</text:p>
      <text:p text:style-name="P19"/>
      <text:p text:style-name="P19">getmacs mvqs21b</text:p>
      <text:p text:style-name="P14"/>
      <text:p text:style-name="P14">Put mvqs21b and bca2 in /etc/hosts, then:</text:p>
      <text:p text:style-name="P18">makedns</text:p>
      <text:p text:style-name="P18">makedhcp -n</text:p>
      <text:p text:style-name="P18"/>
      <text:p text:style-name="Code">service tgtd restart</text:p>
      <text:p text:style-name="Code">nodech mvqs21b iscsi.file=</text:p>
      <text:p text:style-name="Code">setupiscsidev -s8192 mvqs21b</text:p>
      <text:p text:style-name="Code"/>
      <text:p text:style-name="Code"><text:soft-page-break/>nodeset mvqs21b install</text:p>
      <text:p text:style-name="Code">rpower mvqs21b boot</text:p>
      <text:p text:style-name="Text_20_body"/>
      <text:p text:style-name="Text_20_body">If at some point you want to reinstall this blade:</text:p>
      <text:p text:style-name="P17">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79"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74"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text:soft-page-break/>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8">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ext:soft-page-break/>#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74"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74"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72"/>
            </text:list-header>
            <text:list-item>
              <text:h text:style-name="P74" text:outline-level="2"><text:soft-page-break/>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38"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38"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3">Note: <text:s/>the order of the modules in the -n option is important.</text:p>
      <text:p text:style-name="P13">Note: <text:s/>The -l is the size of the / file system in RAM</text:p>
      <text:p text:style-name="Text_20_body"/>
      <text:list text:style-name="L1" text:continue-numbering="true">
        <text:list-item>
          <text:list text:continue-numbering="true">
            <text:list-item>
              <text:list text:continue-numbering="true">
                <text:list-item>
                  <text:h text:style-name="P138"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text:soft-page-break/></text:p>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138"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138"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79" text:outline-level="1"><text:soft-page-break/>Building QS22 Image for 64K pages</text:h>
        </text:list-item>
      </text:list>
      <text:p text:style-name="Standard"/>
      <text:p text:style-name="Standard">Note: <text:s/>consider merging 9/10 if building kernel for 64K pages and NFS-hybrid boot.</text:p>
      <text:p text:style-name="Standard"/>
      <text:p text:style-name="P25">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2">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1"><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text:soft-page-break/>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74"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On sample blade:</text:p>
      <text:p text:style-name="Code">cd /root</text:p>
      <text:p text:style-name="Code">./genimage -i eth0 -n tg3 -o fedora8 -p compute -k 2.6.23.1-42.fc8-64k</text:p>
      <text:list text:style-name="L1" text:continue-numbering="true">
        <text:list-item>
          <text:list text:continue-numbering="true">
            <text:list-item>
              <text:h text:style-name="P74" text:outline-level="2">Test unsquashed:</text:h>
            </text:list-item>
          </text:list>
        </text:list-item>
      </text:list>
      <text:p text:style-name="Standard"/>
      <text:p text:style-name="P11">On sample blade:</text:p>
      <text:p text:style-name="Code">cd /root</text:p>
      <text:p text:style-name="Code">./geninitrd -i eth0 -n tg3 -o fedora8 -p compute -k 2.6.23.1-42.fc8-64k</text:p>
      <text:p text:style-name="Text_20_body"/>
      <text:p text:style-name="P11">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38"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text:soft-page-break/></text:p>
      <text:list text:style-name="L1" text:continue-numbering="true">
        <text:list-item>
          <text:list text:continue-numbering="true">
            <text:list-item>
              <text:h text:style-name="P74" text:outline-level="2">Test squash</text:h>
            </text:list-item>
          </text:list>
        </text:list-item>
      </text:list>
      <text:p text:style-name="Standard"/>
      <text:p text:style-name="P25">On sample blade:</text:p>
      <text:p text:style-name="Code">cd /root</text:p>
      <text:p text:style-name="Code">./geninitrd -i eth0 -n tg3,squashfs,aufs,loop -o fedora8 -p compute -k 2.6.23.1-42.fc8-64k -l $(expr 100 \* 1024 \* 1024)</text:p>
      <text:p text:style-name="Text_20_body"/>
      <text:p text:style-name="P13">Note: <text:s/>the order of the modules in the -n option is important.</text:p>
      <text:p text:style-name="P13"/>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38"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9">./lib/modules/* in compute.exlist: <text:s/>(??)</text:p>
      <text:p text:style-name="Text_20_body"/>
      <text:list text:style-name="L1" text:continue-numbering="true">
        <text:list-item>
          <text:list text:continue-numbering="true">
            <text:list-item>
              <text:h text:style-name="P74" text:outline-level="2">To Switch Back to 4K Pages</text:h>
            </text:list-item>
          </text:list>
        </text:list-item>
      </text:list>
      <text:p text:style-name="Text_20_body"/>
      <text:p text:style-name="P11">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1">From Management Node:</text:p>
      <text:p text:style-name="Code"><text:soft-page-break/>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79"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6"/>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text:soft-page-break/>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text:soft-page-break/>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3">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P13">Note: <text:s/>the order of the modules in the -n option above is important.</text:p>
      <text:p text:style-name="Standard"/>
      <text:p text:style-name="Code_20_Indented">nodeset noderange netboot</text:p>
      <text:p text:style-name="Code_20_Indented">rpower noderange boot</text:p>
      <text:p text:style-name="Standard"><text:soft-page-break/></text:p>
      <text:list text:style-name="L7">
        <text:list-item>
          <text:p text:style-name="P73">9 Updating images.</text:p>
        </text:list-item>
      </text:list>
      <text:p text:style-name="P31"/>
      <text:p text:style-name="P28">To update image use yum/rpm/vi/chroot from the mgmt node for x86_64 or yum/rpm /vi/chroot from the QS22 iSCSI image as if for a cpio or squashfs system.</text:p>
      <text:p text:style-name="P28"/>
      <text:p text:style-name="P28">To propagate the changes to all service nodes (if applicable) after rebooting the service nodes:</text:p>
      <text:p text:style-name="P28"/>
      <text:p text:style-name="Code">xdcp service -f 4 -r /usr/bin/rsync -o '-e ssh -craz' /install/netboot/*/*/compute /install/postscripts /install</text:p>
      <text:p text:style-name="P28"/>
      <text:p text:style-name="P28">To propagate the changes to all service nodes (if applicable) after changing any of the images:</text:p>
      <text:p text:style-name="P28"><text:s text:c="7"/></text:p>
      <text:p text:style-name="Code">xdcp service -f 20 -r /usr/bin/rsync -o '-e ssh -crazv --delete' /install/netboot/*/*/compute /install/postscripts /install</text:p>
      <text:p text:style-name="P32"/>
      <text:p text:style-name="P33">No need to reboot compute nodes after updates.</text:p>
      <text:list text:style-name="L1" text:continue-numbering="true">
        <text:list-item>
          <text:h text:style-name="P179" text:outline-level="1">Installing OpenLDAP</text:h>
        </text:list-item>
      </text:list>
      <text:p text:style-name="Standard"/>
      <text:list text:style-name="L1" text:continue-numbering="true">
        <text:list-item>
          <text:list text:continue-numbering="true">
            <text:list-item>
              <text:h text:style-name="P74" text:outline-level="2"><text:reference-mark-start text:name="1.1Setup LDAP Master Server"/>Setup LDAP Master Server<text:reference-mark-end text:name="1.1Setup LDAP Master Server"/></text:h>
            </text:list-item>
          </text:list>
        </text:list-item>
      </text:list>
      <text:p text:style-name="Standard"/>
      <text:p text:style-name="P25">On the management node:</text:p>
      <text:p text:style-name="P35"/>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p text:style-name="P45"/>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text:soft-page-break/>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138" text:outline-level="3">Install the <text:s/>LDAP rpms </text:h>
                </text:list-item>
              </text:list>
            </text:list-item>
          </text:list>
        </text:list-item>
      </text:list>
      <text:list text:style-name="WW8Num9" text:continue-numbering="true">
        <text:list-header>
          <text:p text:style-name="P50"/>
        </text:list-header>
      </text:list>
      <text:p text:style-name="Code_20_Indented">yum install openldap-servers</text:p>
      <text:p text:style-name="P41"/>
      <text:p text:style-name="P40">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29"/>
      <text:p text:style-name="P29">The following rpms should be installed:</text:p>
      <text:p text:style-name="P176"/>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138"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52">edit slapd.conf</text:p>
        </text:list-item>
      </text:list>
      <text:p text:style-name="P39"/>
      <text:p text:style-name="P39">Change <text:s/>the following the two lines that start with suffix and rootdn:</text:p>
      <text:p text:style-name="P42">database <text:s text:c="7"/>bdb</text:p>
      <text:p text:style-name="P42"/>
      <text:p text:style-name="P177"/>
      <text:p text:style-name="Text_20_body_20_indent">Update the following information in the <text:s/>file:</text:p>
      <text:p text:style-name="Code_20_Indented"/>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text:soft-page-break/>#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Code_20_Indented"># for debug add the following. <text:s/>Make sure the syslog.conf is configured to </text:p>
      <text:p text:style-name="Code_20_Indented"># capture local4 for ldap errors. <text:s/>For example <text:s/>local4.* <text:s/>/var/log/ldap.log</text:p>
      <text:p text:style-name="Code_20_Indented"># and touch ldap.log and system syslog restart. <text:s/>Uncomment when needed.</text:p>
      <text:p text:style-name="Code_20_Indented">#</text:p>
      <text:p text:style-name="Code_20_Indented">#loglevel -1 </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list text:style-name="WW8Num9" text:continue-numbering="true">
        <text:list-item>
          <text:p text:style-name="List_20_Number">Make ldap userid id the owner and group for the /var/lib/ldap directory </text:p>
        </text:list-item>
      </text:list>
      <text:p text:style-name="Code_20_Indented">cd /var/lib</text:p>
      <text:p text:style-name="Code_20_Indented">chown ldap.ldap ldap</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
      <text:list text:style-name="WW8Num9" text:continue-numbering="true">
        <text:list-item>
          <text:p text:style-name="List_20_Number">start <text:s/>ldap to make sure “OK”</text:p>
        </text:list-item>
      </text:list>
      <text:p text:style-name="Code_20_Indented">service ldap start</text:p>
      <text:p text:style-name="Code_20_Indented"/>
      <text:p text:style-name="Code_20_Indented"/>
      <text:list text:style-name="L1" text:continue-numbering="true">
        <text:list-item>
          <text:list text:continue-numbering="true">
            <text:list-item>
              <text:list text:continue-numbering="true">
                <text:list-item>
                  <text:h text:style-name="P157" text:outline-level="3"><text:reference-mark-start text:name="Migrate Users"/>Migrate Users<text:reference-mark-end text:name="Migrate Users"/></text:h>
                </text:list-item>
              </text:list>
            </text:list-item>
          </text:list>
        </text:list-item>
      </text:list>
      <text:p text:style-name="P30"/>
      <text:p text:style-name="Code_20_Indented">cd /usr/share/openldap/migration</text:p>
      <text:p text:style-name="Code_20_Indented">cp migrate_common.ph migrate_common.ph.save</text:p>
      <text:p text:style-name="Text_20_body_20_indent"/>
      <text:p text:style-name="Text_20_body_20_indent"><text:soft-page-break/>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text:soft-page-break/></text:p>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138"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h text:style-name="Heading_20_10" text:outline-level="10"/>
      <text:p text:style-name="Text_20_body"/>
      <text:h text:style-name="Heading_20_3" text:outline-level="3">Modify a User in LDAP</text:h>
      <text:p text:style-name="Standard"/>
      <text:p text:style-name="Standard">Setup a new user moduser.ldif file with the following contents:</text:p>
      <text:p text:style-name="Standard"/>
      <text:p text:style-name="Code_20_Indented"><text:soft-page-break/>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4 &lt;---- modification</text:p>
      <text:p text:style-name="Code_20_Indented"/>
      <text:p text:style-name="Text_20_body_20_indent">Run:</text:p>
      <text:p text:style-name="Code_20_Indented"><text:line-break/>ldapmodify -x -c -D <text:s/>"cn=root,dc=cluster,dc=net" -w cluster -f moduser.ldif</text:p>
      <text:p text:style-name="Code_20_Indented"/>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text:style-name="L1" text:continue-numbering="true">
        <text:list-item>
          <text:list text:continue-numbering="true">
            <text:list-item>
              <text:list text:continue-numbering="true">
                <text:list-item>
                  <text:h text:style-name="P138"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74" text:outline-level="2"><text:reference-mark-start text:name="1.1.1Update the LDAP Configuration in the Image"/><text:reference-mark-start text:name="1.1Setup LDAP Client"/>Setup LDAP Client<text:reference-mark-end text:name="1.1Setup LDAP Client"/><text:reference-mark-end text:name="1.1.1Update the LDAP Configuration in the Image"/></text:h>
            </text:list-item>
          </text:list>
        </text:list-item>
      </text:list>
      <text:p text:style-name="Standard"/>
      <text:list text:style-name="L1" text:continue-numbering="true">
        <text:list-item>
          <text:list text:continue-numbering="true">
            <text:list-item>
              <text:list text:continue-numbering="true">
                <text:list-item>
                  <text:h text:style-name="P138" text:outline-level="3">Install LDAP into the Compute Nod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text:soft-page-break/></text:p>
      <text:list text:style-name="L1" text:continue-numbering="true">
        <text:list-item>
          <text:list text:continue-numbering="true">
            <text:list-item>
              <text:list text:continue-numbering="true">
                <text:list-item>
                  <text:h text:style-name="P161" text:outline-level="3">Update the LDAP Configuration in the Image</text:h>
                </text:list-item>
              </text:list>
            </text:list-item>
          </text:list>
        </text:list-item>
      </text:list>
      <text:p text:style-name="Standard"/>
      <text:p text:style-name="P23">cd /install/netboot/fedora8/x86_64/compute/rootimg</text:p>
      <text:p text:style-name="Text_20_body_20_indent"/>
      <text:p text:style-name="P12">Edit /etc/ldap.conf with these changes:</text:p>
      <text:p text:style-name="Code">uri <text:a xlink:type="simple" xlink:href="ldap://11.16.0.1/">ldap://mn20/</text:a></text:p>
      <text:p text:style-name="Code">base dc=cluster,dc=net</text:p>
      <text:p text:style-name="Code">nss_base_passwd ou=People,dc=cluster,dc=net</text:p>
      <text:p text:style-name="Code">nss_base_shadow ou=People,dc=cluster,dc=net</text:p>
      <text:p text:style-name="Code">nss_base_group <text:s/>ou=Group,dc=cluster,dc=net</text:p>
      <text:p text:style-name="Code">tls_cacertdir /etc/openldap/cacerts</text:p>
      <text:p text:style-name="Code">pam_password md5</text:p>
      <text:p text:style-name="Code">ssl no</text:p>
      <text:p text:style-name="Code"/>
      <text:p text:style-name="P11">Edit /etc/openldap/ldap.conf with these changes:</text:p>
      <text:p text:style-name="Code">URI <text:s/>ldap://mn20</text:p>
      <text:p text:style-name="Code">BASE dc=cluster,dc=net</text:p>
      <text:p text:style-name="Text_20_body_20_indent"/>
      <text:p text:style-name="Text_20_body">Add ldap to the following three lines in <text:s/>/etc/nsswitch.conf</text:p>
      <text:p text:style-name="Code">passwd: <text:s text:c="4"/>files ldap</text:p>
      <text:p text:style-name="Code">shadow: <text:s text:c="4"/>files ldap</text:p>
      <text:p text:style-name="Code">group: <text:s text:c="5"/>files ldap</text:p>
      <text:p text:style-name="Code_20_Indented"/>
      <text:p text:style-name="P12">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1">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138"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text:soft-page-break/>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138"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section <text:reference-ref text:reference-format="chapter" text:ref-name="Migrate Users">12.1.3</text:reference-ref>,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179" text:outline-level="1">Setup Hierarchical LDAP</text:h>
        </text:list-item>
      </text:list>
      <text:p text:style-name="Standard">For Hierarchical LDAP the Service Node(s) will be set as a replica server(s) to the LDAP Master server on the Master Node. <text:s text:c="2"/>The implementation uses slurpd to push updates from the Master LDAP database to the replica server. </text:p>
      <text:p text:style-name="Standard"/>
      <text:list text:style-name="L1" text:continue-numbering="true">
        <text:list-item>
          <text:list text:continue-numbering="true">
            <text:list-item>
              <text:h text:style-name="P74" text:outline-level="2">Configure the Master Server</text:h>
            </text:list-item>
          </text:list>
        </text:list-item>
      </text:list>
      <text:p text:style-name="Standard">First setup the Master Server Configuration as defined in the non-hierarchical setup. <text:s/>See section <text:reference-ref text:reference-format="chapter" text:ref-name="1.1Setup LDAP Master Server">12.1</text:reference-ref>, <text:reference-ref text:reference-format="text" text:ref-name="1.1Setup LDAP Master Server">Setup LDAP Master Server</text:reference-ref>. <text:s/></text:p>
      <text:p text:style-name="P25"/>
      <text:p text:style-name="Standard">Make ldap userid id is the owner and group for the /var/lib/ldap directory </text:p>
      <text:p text:style-name="Code_20_Indented">cd /var/lib</text:p>
      <text:p text:style-name="P46">chown ldap.ldap ldap</text:p>
      <text:p text:style-name="Standard"/>
      <text:p text:style-name="Standard">Edit the /etc/openldap/slapd.conf file and add the additional hierarchical configuration:</text:p>
      <text:p text:style-name="Standard"/>
      <text:p text:style-name="Code_20_Indented">cd /etc/openldap</text:p>
      <text:p text:style-name="Code_20_Indented">vi /etc/openldap/slapd.conf</text:p>
      <text:p text:style-name="Code_20_Indented"/>
      <text:p text:style-name="Standard">The following information in the slapd.conf file defines <text:s/>the name of the servicenode(s) that will be the replica server. <text:s/>You can add multiple replica lines for mutilple servicenodes, but only one replogfile for all the replica servers. <text:s/>Note replogfile must come first in the file. <text:s/>Also, replogfile must appear in the path as defined by “directory” in the slapd.conf file. </text:p>
      <text:p text:style-name="Standard"/>
      <text:p text:style-name="Code_20_Indented">replogfile /var/lib/ldap/openldap-master-replog</text:p>
      <text:p text:style-name="Code_20_Indented">replica host=rra000:389 suffix="dc=cluster,dc=net" binddn="cn=root,dc=cluster,dc=net" bindmethod=simple credentials=cluster </text:p>
      <text:p text:style-name="P61"/>
      <text:p text:style-name="Code_20_Indented"/>
      <text:p text:style-name="Code_20_Indented">service ldap start</text:p>
      <text:p text:style-name="Code_20_Indented">Starting slapd: <text:s text:c="43"/>[ <text:s/>OK <text:s/>]</text:p>
      <text:p text:style-name="Code_20_Indented"><text:soft-page-break/>Starting slurpd: <text:s text:c="42"/>[ <text:s/>OK <text:s/>] <text:s/></text:p>
      <text:p text:style-name="Standard"/>
      <text:list text:style-name="L1" text:continue-numbering="true">
        <text:list-item>
          <text:list text:continue-numbering="true">
            <text:list-item>
              <text:list text:continue-numbering="true">
                <text:list-item>
                  <text:h text:style-name="P138" text:outline-level="3">Install LDAP into the Service Node image</text:h>
                </text:list-item>
              </text:list>
            </text:list-item>
          </text:list>
        </text:list-item>
      </text:list>
      <text:h text:style-name="Heading_20_3" text:outline-level="3" text:is-list-header="true"/>
      <text:p text:style-name="Standard"/>
      <text:p text:style-name="Standard">yum --installroot=/install/netboot/fedora8/x86_64/service/rootimg \</text:p>
      <text:p text:style-name="Code"><text:s text:c="5"/>install openldap-clients nss_ldap nfs-utils vi openldap-devel openldap-servers</text:p>
      <text:p text:style-name="P2"/>
      <text:list text:style-name="L1" text:continue-numbering="true">
        <text:list-item>
          <text:list text:continue-numbering="true">
            <text:list-item>
              <text:list text:continue-numbering="true">
                <text:list-item>
                  <text:list text:continue-numbering="true">
                    <text:list-item>
                      <text:h text:style-name="P195" text:outline-level="4">Update the LDAP Configuration in Service Node image</text:h>
                    </text:list-item>
                  </text:list>
                </text:list-item>
              </text:list>
            </text:list-item>
          </text:list>
        </text:list-item>
      </text:list>
      <text:p text:style-name="Standard"/>
      <text:p text:style-name="Standard"/>
      <text:p text:style-name="Standard">On the master, shutdown the database : </text:p>
      <text:p text:style-name="Standard"/>
      <text:p text:style-name="Code_20_Indented">service ldap stop</text:p>
      <text:p text:style-name="Code_20_Indented"/>
      <text:p text:style-name="Standard">Export the database to a file:</text:p>
      <text:p text:style-name="Standard"/>
      <text:p text:style-name="Code_20_Indented">slapcat -l /tmp/master.ldif</text:p>
      <text:p text:style-name="Code_20_Indented"/>
      <text:p text:style-name="Standard"/>
      <text:p text:style-name="Code_20_Indented"/>
      <text:p text:style-name="P36">Copy the exported database into the service node install image:</text:p>
      <text:p text:style-name="Code_20_Indented">export SNIMAGE=/install/netboot/fedora8/x86_64/service/rootimg</text:p>
      <text:p text:style-name="Code_20_Indented">cp /tmp/master.ldif <text:s/>$SNIMAGE/tmp/master.ldif</text:p>
      <text:p text:style-name="P23"/>
      <text:p text:style-name="Standard">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Code_20_Indented"/>
      <text:p text:style-name="Code_20_Indented"/>
      <text:p text:style-name="Standard">Make ldap userid id the owner and group for the /var/lib/ldap directory </text:p>
      <text:p text:style-name="Code_20_Indented">cd $SNIMAGE/var/lib</text:p>
      <text:p text:style-name="Code_20_Indented">chown ldap.ldap ldap</text:p>
      <text:p text:style-name="Code_20_Indented"/>
      <text:p text:style-name="Standard"/>
      <text:p text:style-name="Standard">Copy the sample config file in the image:</text:p>
      <text:p text:style-name="Standard"/>
      <text:p text:style-name="Code_20_Indented">cp $SNIMAGE/etc/openldap/DB_CONFIG.example $SNIMAGE/var/lib/ldap/DB_CONFIG</text:p>
      <text:p text:style-name="Code_20_Indented"/>
      <text:list text:style-name="L1" text:continue-numbering="true">
        <text:list-item>
          <text:list text:continue-numbering="true">
            <text:list-item>
              <text:list text:continue-numbering="true">
                <text:list-item>
                  <text:h text:style-name="P138" text:outline-level="3"><text:soft-page-break/><text:s/>Build the Service Node image and install </text:h>
                </text:list-item>
              </text:list>
            </text:list-item>
          </text:list>
        </text:list-item>
      </text:list>
      <text:p text:style-name="Standard"/>
      <text:p text:style-name="Code_20_Indented">cd /opt/xcat/share/xcat/netboot/fedora</text:p>
      <text:p text:style-name="Code_20_Indented">./<text:bookmark-start text:name="DDE_LINK3"/>geninitrd<text:bookmark-end text:name="DDE_LINK3"/> -i eth0 -n tg3,bnx2,sunrpc,lockd,nfs,nfs_acl -o fedora8 -p service</text:p>
      <text:p text:style-name="Code_20_Indented"/>
      <text:p text:style-name="Code_20_Indented">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138" text:outline-level="3">Import the Master Database on the Service Node</text:h>
                </text:list-item>
              </text:list>
            </text:list-item>
          </text:list>
        </text:list-item>
      </text:list>
      <text:h text:style-name="Heading_20_2" text:outline-level="2" text:is-list-header="true"/>
      <text:p text:style-name="Standard"/>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8"><text:s text:c="3"/>cd /var/lib/ldap</text:p>
      <text:p text:style-name="P61">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p text:style-name="P8"/>
      <text:list text:style-name="L1" text:continue-numbering="true">
        <text:list-item>
          <text:list text:continue-numbering="true">
            <text:list-item>
              <text:list text:continue-numbering="true">
                <text:list-item>
                  <text:h text:style-name="P171" text:outline-level="3">Test the Replica Server</text:h>
                </text:list-item>
              </text:list>
            </text:list-item>
          </text:list>
        </text:list-item>
      </text:list>
      <text:h text:style-name="Heading_20_3" text:outline-level="3" text:is-list-header="true"/>
      <text:p text:style-name="Standard">Add a userid ( e.g. <text:s/>Ibm6) <text:s/>to the database on the Master Node:</text:p>
      <text:p text:style-name="Standard">See section <text:reference-ref text:reference-format="chapter" text:ref-name="1.1.1Add a User to LDAP">12.1.4</text:reference-ref>,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_20_Indented">ldapsearch -x -v -D <text:s/>"cn=root,dc=cluster,dc=net" -w cluster <text:s/>-b "ou=People,dc=cluster,dc=net" "uid=ibm6"</text:p>
      <text:p text:style-name="Code_20_Indented"/>
      <text:p text:style-name="Code"/>
      <text:list text:style-name="L1" text:continue-numbering="true">
        <text:list-item>
          <text:list text:continue-numbering="true">
            <text:list-item>
              <text:list text:continue-numbering="true">
                <text:list-item>
                  <text:h text:style-name="P171" text:outline-level="3">Setup LDAP client on the compute nodes</text:h>
                </text:list-item>
              </text:list>
            </text:list-item>
          </text:list>
        </text:list-item>
      </text:list>
      <text:p text:style-name="Standard"/>
      <text:p text:style-name="Standard">To setup <text:s/>LDAP on the compute nodes, install the same rpms as indicated in <text:s/><text:reference-ref text:reference-format="chapter" text:ref-name="1.1Setup LDAP Client">12.2</text:reference-ref>, <text:reference-ref text:reference-format="text" text:ref-name="1.1Setup LDAP Client">Setup LDAP Client</text:reference-ref> <text:s/>for the non-hierarchical LDAP support, but you will not have to manually setup the configuration files <text:s/>in the image. <text:s/>To setup the configuration files for the compute nodes, you can <text:s/><text:reference-ref text:reference-format="text" text:ref-name="1.1.1Optionally Use Light Weight Postscript">Optionally Use Light Weight Postscript</text:reference-ref><text:soft-page-break/>, <text:s text:c="2"/>to setup the LDAP client. <text:s/>For diskfull installs add the setupLDAP postscript to the default section of the postscripts table, see <text:s/><text:reference-ref text:reference-format="text" text:ref-name="Set Up Postscripts to be Run on the Nodes">Set Up Postscripts to be Run on the Nodes</text:reference-ref>.</text:p>
      <text:p text:style-name="Standard"/>
      <text:p text:style-name="P61"/>
      <text:list text:style-name="L1" text:continue-numbering="true">
        <text:list-item>
          <text:h text:style-name="P179" text:outline-level="1">Install <text:s/>Torque</text:h>
          <text:list>
            <text:list-item>
              <text:h text:style-name="P74" text:outline-level="2">Setup Torque Server</text:h>
            </text:list-item>
          </text:list>
        </text:list-item>
      </text:list>
      <text:p text:style-name="Code">cd /tmp</text:p>
      <text:p text:style-name="P20"><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74"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74"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74" text:outline-level="2"><text:soft-page-break/><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74"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74" text:outline-level="2">Install Perl Curses for pbstop</text:h>
            </text:list-item>
          </text:list>
        </text:list-item>
      </text:list>
      <text:p text:style-name="P18">yum install perl-Curses</text:p>
      <text:p text:style-name="Text_20_body"/>
      <text:list text:style-name="L1" text:continue-numbering="true">
        <text:list-item>
          <text:list text:continue-numbering="true">
            <text:list-item>
              <text:h text:style-name="P74"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74" text:outline-level="2">Setup Torque Client ( x86_64 only)</text:h>
              <text:list>
                <text:list-item>
                  <text:h text:style-name="P138"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38" text:outline-level="3">Configure Torque</text:h>
                  <text:list>
                    <text:list-item>
                      <text:h text:style-name="P195"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text:soft-page-break/>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95"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38"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79" text:outline-level="1">Setup Moab</text:h>
          <text:list>
            <text:list-item>
              <text:h text:style-name="P74"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74" text:outline-level="2"><text:soft-page-break/>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1">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38"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79" text:outline-level="1">References</text:h>
        </text:list-item>
      </text:list>
      <text:list text:style-name="L8">
        <text:list-item>
          <text:p text:style-name="P132">xCAT man pages: <text:s/><text:a xlink:type="simple" xlink:href="http://xcat.sf.net/man1/xcat.1.html">http://xcat.sf.net/man1/xcat.1.html</text:a></text:p>
        </text:list-item>
        <text:list-item>
          <text:p text:style-name="P132">xCAT DB table descriptions: <text:a xlink:type="simple" xlink:href="http://xcat.sf.net/man5/xcatdb.5.html">http://xcat.sf.net/man5/xcatdb.5.html</text:a></text:p>
        </text:list-item>
        <text:list-item>
          <text:p text:style-name="P132">xCAT mailing list: <text:s/><text:a xlink:type="simple" xlink:href="http://xcat.org/mailman/listinfo/xcat-user">http://xcat.org/mailman/listinfo/xcat-user</text:a></text:p>
        </text:list-item>
        <text:list-item>
          <text:p text:style-name="P132">xCAT bugs: <text:s/><text:a xlink:type="simple" xlink:href="https://sourceforge.net/tracker/?group_id=208749&amp;atid=1006945">https://sourceforge.net/tracker/?group_id=208749&amp;atid=1006945</text:a></text:p>
        </text:list-item>
        <text:list-item>
          <text:p text:style-name="P132">xCAT feature requests: <text:s/><text:a xlink:type="simple" xlink:href="https://sourceforge.net/tracker/?group_id=208749&amp;atid=1006948">https://sourceforge.net/tracker/?group_id=208749&amp;atid=1006948</text:a></text:p>
        </text:list-item>
        <text:list-item>
          <text:p text:style-name="P132">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8-07T11:01:01</dc:date>
    <meta:printed-by>Egan Ford</meta:printed-by>
    <meta:print-date>2008-05-08T10:26:10</meta:print-date>
    <meta:editing-cycles>243</meta:editing-cycles>
    <meta:editing-duration>P7DT6H58M18S</meta:editing-duration>
    <meta:user-defined meta:name="Info 1"/>
    <meta:user-defined meta:name="Info 2"/>
    <meta:user-defined meta:name="Info 3"/>
    <meta:user-defined meta:name="Info 4"/>
    <meta:document-statistic meta:table-count="0" meta:image-count="0" meta:object-count="0" meta:page-count="49" meta:paragraph-count="1445" meta:word-count="11600" meta:character-count="72153"/>
  </office:meta>
</office:document-meta>
</file>